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323in" svg:height="3.5394in" svg:x="8.1228in" svg:y="3.4138in">
            <draw:object draw:notify-on-update-of-ranges="Sheet1.A1:Sheet1.A1 Sheet1.A2:Sheet1.A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table:style-name="ce1" office:value-type="string">
            <text:p>Samples</text:p>
          </table:table-cell>
        </table:table-row>
        <table:table-row table:style-name="ro1">
          <table:table-cell office:value-type="float" office:value="0.0012359619140625">
            <text:p>0.0012359619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</table:table-row>
        <table:table-row table:style-name="ro1">
          <table:table-cell office:value-type="float" office:value="0.0226960182189941">
            <text:p>0.0226960182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513887405395508">
            <text:p>0.0051388741</text:p>
          </table:table-cell>
        </table:table-row>
        <table:table-row table:style-name="ro1">
          <table:table-cell office:value-type="float" office:value="0.0043940544128418">
            <text:p>0.0043940544</text:p>
          </table:table-cell>
        </table:table-row>
        <table:table-row table:style-name="ro1">
          <table:table-cell office:value-type="float" office:value="0.00287413597106934">
            <text:p>0.002874136</text:p>
          </table:table-cell>
        </table:table-row>
        <table:table-row table:style-name="ro1">
          <table:table-cell office:value-type="float" office:value="0.00214886665344238">
            <text:p>0.0021488667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</table:table-row>
        <table:table-row table:style-name="ro1">
          <table:table-cell office:value-type="float" office:value="0.0191168785095215">
            <text:p>0.0191168785</text:p>
          </table:table-cell>
        </table:table-row>
        <table:table-row table:style-name="ro1">
          <table:table-cell office:value-type="float" office:value="0.00225520133972168">
            <text:p>0.0022552013</text:p>
          </table:table-cell>
        </table:table-row>
        <table:table-row table:style-name="ro1">
          <table:table-cell office:value-type="float" office:value="0.00224709510803223">
            <text:p>0.0022470951</text:p>
          </table:table-cell>
        </table:table-row>
        <table:table-row table:style-name="ro1">
          <table:table-cell office:value-type="float" office:value="0.00531411170959473">
            <text:p>0.0053141117</text:p>
          </table:table-cell>
        </table:table-row>
        <table:table-row table:style-name="ro1">
          <table:table-cell office:value-type="float" office:value="0.0039060115814209">
            <text:p>0.0039060116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218410491943359">
            <text:p>0.0218410492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18605995178223">
            <text:p>0.00218606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444698333740234">
            <text:p>0.0044469833</text:p>
          </table:table-cell>
        </table:table-row>
        <table:table-row table:style-name="ro1">
          <table:table-cell office:value-type="float" office:value="0.00387692451477051">
            <text:p>0.0038769245</text:p>
          </table:table-cell>
        </table:table-row>
        <table:table-row table:style-name="ro1">
          <table:table-cell office:value-type="float" office:value="0.00206995010375977">
            <text:p>0.0020699501</text:p>
          </table:table-cell>
        </table:table-row>
        <table:table-row table:style-name="ro1">
          <table:table-cell table:style-name="ce1" office:value-type="string">
            <text:p>1.8835067749023438e-05</text:p>
          </table:table-cell>
        </table:table-row>
        <table:table-row table:style-name="ro1">
          <table:table-cell office:value-type="float" office:value="0.00216889381408691">
            <text:p>0.0021688938</text:p>
          </table:table-cell>
        </table:table-row>
        <table:table-row table:style-name="ro1">
          <table:table-cell office:value-type="float" office:value="0.0205419063568115">
            <text:p>0.0205419064</text:p>
          </table:table-cell>
        </table:table-row>
        <table:table-row table:style-name="ro1">
          <table:table-cell office:value-type="float" office:value="0.00224208831787109">
            <text:p>0.0022420883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569987297058106">
            <text:p>0.005699873</text:p>
          </table:table-cell>
        </table:table-row>
        <table:table-row table:style-name="ro1">
          <table:table-cell office:value-type="float" office:value="0.00290584564208984">
            <text:p>0.0029058456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224130153656006">
            <text:p>0.0224130154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</table:table-row>
        <table:table-row table:style-name="ro1">
          <table:table-cell office:value-type="float" office:value="0.00534892082214356">
            <text:p>0.0053489208</text:p>
          </table:table-cell>
        </table:table-row>
        <table:table-row table:style-name="ro1">
          <table:table-cell office:value-type="float" office:value="0.00344204902648926">
            <text:p>0.003442049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220611095428467">
            <text:p>0.0220611095</text:p>
          </table:table-cell>
        </table:table-row>
        <table:table-row table:style-name="ro1">
          <table:table-cell office:value-type="float" office:value="0.00217986106872559">
            <text:p>0.0021798611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</table:table-row>
        <table:table-row table:style-name="ro1">
          <table:table-cell office:value-type="float" office:value="0.00521492958068848">
            <text:p>0.0052149296</text:p>
          </table:table-cell>
        </table:table-row>
        <table:table-row table:style-name="ro1">
          <table:table-cell office:value-type="float" office:value="0.00357413291931152">
            <text:p>0.0035741329</text:p>
          </table:table-cell>
        </table:table-row>
        <table:table-row table:style-name="ro1">
          <table:table-cell office:value-type="float" office:value="0.00235795974731445">
            <text:p>0.0023579597</text:p>
          </table:table-cell>
        </table:table-row>
        <table:table-row table:style-name="ro1">
          <table:table-cell office:value-type="float" office:value="0.00443506240844727">
            <text:p>0.0044350624</text:p>
          </table:table-cell>
        </table:table-row>
        <table:table-row table:style-name="ro1">
          <table:table-cell office:value-type="float" office:value="0.0198719501495361">
            <text:p>0.0198719501</text:p>
          </table:table-cell>
        </table:table-row>
        <table:table-row table:style-name="ro1">
          <table:table-cell office:value-type="float" office:value="0.00218892097473145">
            <text:p>0.002188921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0690603256225586">
            <text:p>0.0069060326</text:p>
          </table:table-cell>
        </table:table-row>
        <table:table-row table:style-name="ro1">
          <table:table-cell office:value-type="float" office:value="0.00248813629150391">
            <text:p>0.0024881363</text:p>
          </table:table-cell>
        </table:table-row>
        <table:table-row table:style-name="ro1">
          <table:table-cell office:value-type="float" office:value="0.0117440223693848">
            <text:p>0.0117440224</text:p>
          </table:table-cell>
        </table:table-row>
        <table:table-row table:style-name="ro1">
          <table:table-cell office:value-type="float" office:value="0.00220918655395508">
            <text:p>0.0022091866</text:p>
          </table:table-cell>
        </table:table-row>
        <table:table-row table:style-name="ro1">
          <table:table-cell office:value-type="float" office:value="0.0115900039672852">
            <text:p>0.011590004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549411773681641">
            <text:p>0.0054941177</text:p>
          </table:table-cell>
        </table:table-row>
        <table:table-row table:style-name="ro1">
          <table:table-cell office:value-type="float" office:value="0.0032658576965332">
            <text:p>0.0032658577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23237943649292">
            <text:p>0.0232379436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731015205383301">
            <text:p>0.0073101521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23889350891113">
            <text:p>0.0223889351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</table:table-row>
        <table:table-row table:style-name="ro1">
          <table:table-cell office:value-type="float" office:value="0.00520610809326172">
            <text:p>0.0052061081</text:p>
          </table:table-cell>
        </table:table-row>
        <table:table-row table:style-name="ro1">
          <table:table-cell office:value-type="float" office:value="0.00364112854003906">
            <text:p>0.003641128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211310386657715">
            <text:p>0.0021131039</text:p>
          </table:table-cell>
        </table:table-row>
        <table:table-row table:style-name="ro1">
          <table:table-cell office:value-type="float" office:value="0.0223050117492676">
            <text:p>0.0223050117</text:p>
          </table:table-cell>
        </table:table-row>
        <table:table-row table:style-name="ro1">
          <table:table-cell office:value-type="float" office:value="0.00235080718994141">
            <text:p>0.0023508072</text:p>
          </table:table-cell>
        </table:table-row>
        <table:table-row table:style-name="ro1">
          <table:table-cell office:value-type="float" office:value="0.00219583511352539">
            <text:p>0.0021958351</text:p>
          </table:table-cell>
        </table:table-row>
        <table:table-row table:style-name="ro1">
          <table:table-cell office:value-type="float" office:value="0.0052940845489502">
            <text:p>0.0052940845</text:p>
          </table:table-cell>
        </table:table-row>
        <table:table-row table:style-name="ro1">
          <table:table-cell office:value-type="float" office:value="0.00326013565063477">
            <text:p>0.0032601357</text:p>
          </table:table-cell>
        </table:table-row>
        <table:table-row table:style-name="ro1">
          <table:table-cell office:value-type="float" office:value="0.00234603881835937">
            <text:p>0.0023460388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</table:table-row>
        <table:table-row table:style-name="ro1">
          <table:table-cell office:value-type="float" office:value="0.022036075592041">
            <text:p>0.0220360756</text:p>
          </table:table-cell>
        </table:table-row>
        <table:table-row table:style-name="ro1">
          <table:table-cell office:value-type="float" office:value="0.00224709510803223">
            <text:p>0.0022470951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</table:table-row>
        <table:table-row table:style-name="ro1">
          <table:table-cell office:value-type="float" office:value="0.00504112243652344">
            <text:p>0.0050411224</text:p>
          </table:table-cell>
        </table:table-row>
        <table:table-row table:style-name="ro1">
          <table:table-cell office:value-type="float" office:value="0.00353693962097168">
            <text:p>0.0035369396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office:value-type="float" office:value="0.00218009948730469">
            <text:p>0.0021800995</text:p>
          </table:table-cell>
        </table:table-row>
        <table:table-row table:style-name="ro1">
          <table:table-cell office:value-type="float" office:value="0.0220820903778076">
            <text:p>0.0220820904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514507293701172">
            <text:p>0.0051450729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</table:table-row>
        <table:table-row table:style-name="ro1">
          <table:table-cell office:value-type="float" office:value="0.00234603881835937">
            <text:p>0.0023460388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204179286956787">
            <text:p>0.0204179287</text:p>
          </table:table-cell>
        </table:table-row>
        <table:table-row table:style-name="ro1">
          <table:table-cell office:value-type="float" office:value="0.00209498405456543">
            <text:p>0.0020949841</text:p>
          </table:table-cell>
        </table:table-row>
        <table:table-row table:style-name="ro1">
          <table:table-cell office:value-type="float" office:value="0.0023348331451416">
            <text:p>0.0023348331</text:p>
          </table:table-cell>
        </table:table-row>
        <table:table-row table:style-name="ro1">
          <table:table-cell office:value-type="float" office:value="0.00533699989318848">
            <text:p>0.0053369999</text:p>
          </table:table-cell>
        </table:table-row>
        <table:table-row table:style-name="ro1">
          <table:table-cell office:value-type="float" office:value="0.00650119781494141">
            <text:p>0.0065011978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</table:table-row>
        <table:table-row table:style-name="ro1">
          <table:table-cell office:value-type="float" office:value="0.018779993057251">
            <text:p>0.0187799931</text:p>
          </table:table-cell>
        </table:table-row>
        <table:table-row table:style-name="ro1">
          <table:table-cell office:value-type="float" office:value="0.00216794013977051">
            <text:p>0.0021679401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</table:table-row>
        <table:table-row table:style-name="ro1">
          <table:table-cell office:value-type="float" office:value="0.00525403022766113">
            <text:p>0.0052540302</text:p>
          </table:table-cell>
        </table:table-row>
        <table:table-row table:style-name="ro1">
          <table:table-cell office:value-type="float" office:value="0.00320005416870117">
            <text:p>0.0032000542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224959850311279">
            <text:p>0.02249598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0525903701782227">
            <text:p>0.005259037</text:p>
          </table:table-cell>
        </table:table-row>
        <table:table-row table:style-name="ro1">
          <table:table-cell office:value-type="float" office:value="0.0030510425567627">
            <text:p>0.0030510426</text:p>
          </table:table-cell>
        </table:table-row>
        <table:table-row table:style-name="ro1">
          <table:table-cell office:value-type="float" office:value="0.00216102600097656">
            <text:p>0.002161026</text:p>
          </table:table-cell>
        </table:table-row>
        <table:table-row table:style-name="ro1">
          <table:table-cell office:value-type="float" office:value="0.00235104560852051">
            <text:p>0.0023510456</text:p>
          </table:table-cell>
        </table:table-row>
        <table:table-row table:style-name="ro1">
          <table:table-cell office:value-type="float" office:value="0.0223250389099121">
            <text:p>0.0223250389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</table:table-row>
        <table:table-row table:style-name="ro1">
          <table:table-cell office:value-type="float" office:value="0.00513482093811035">
            <text:p>0.0051348209</text:p>
          </table:table-cell>
        </table:table-row>
        <table:table-row table:style-name="ro1">
          <table:table-cell office:value-type="float" office:value="0.00361323356628418">
            <text:p>0.0036132336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2258996963501">
            <text:p>0.022258997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</table:table-row>
        <table:table-row table:style-name="ro1">
          <table:table-cell table:style-name="ce1" office:value-type="string">
            <text:p>2.9802322387695312e-05</text:p>
          </table:table-cell>
        </table:table-row>
        <table:table-row table:style-name="ro1">
          <table:table-cell office:value-type="float" office:value="0.00501513481140137">
            <text:p>0.0050151348</text:p>
          </table:table-cell>
        </table:table-row>
        <table:table-row table:style-name="ro1">
          <table:table-cell office:value-type="float" office:value="0.00395894050598145">
            <text:p>0.0039589405</text:p>
          </table:table-cell>
        </table:table-row>
        <table:table-row table:style-name="ro1">
          <table:table-cell office:value-type="float" office:value="0.00224590301513672">
            <text:p>0.002245903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office:value-type="float" office:value="0.0216679573059082">
            <text:p>0.0216679573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</table:table-row>
        <table:table-row table:style-name="ro1">
          <table:table-cell office:value-type="float" office:value="0.00228500366210937">
            <text:p>0.0022850037</text:p>
          </table:table-cell>
        </table:table-row>
        <table:table-row table:style-name="ro1">
          <table:table-cell office:value-type="float" office:value="0.00773501396179199">
            <text:p>0.007735014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</table:table-row>
        <table:table-row table:style-name="ro1">
          <table:table-cell office:value-type="float" office:value="0.00226521492004395">
            <text:p>0.0022652149</text:p>
          </table:table-cell>
        </table:table-row>
        <table:table-row table:style-name="ro1">
          <table:table-cell table:style-name="ce1" office:value-type="string">
            <text:p>1.9073486328125e-05</text:p>
          </table:table-cell>
        </table:table-row>
        <table:table-row table:style-name="ro1">
          <table:table-cell office:value-type="float" office:value="0.0226900577545166">
            <text:p>0.0226900578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227117538452148">
            <text:p>0.0022711754</text:p>
          </table:table-cell>
        </table:table-row>
        <table:table-row table:style-name="ro1">
          <table:table-cell office:value-type="float" office:value="0.00544309616088867">
            <text:p>0.0054430962</text:p>
          </table:table-cell>
        </table:table-row>
        <table:table-row table:style-name="ro1">
          <table:table-cell office:value-type="float" office:value="0.00340890884399414">
            <text:p>0.0034089088</text:p>
          </table:table-cell>
        </table:table-row>
        <table:table-row table:style-name="ro1">
          <table:table-cell office:value-type="float" office:value="0.00225496292114258">
            <text:p>0.0022549629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</table:table-row>
        <table:table-row table:style-name="ro1">
          <table:table-cell office:value-type="float" office:value="0.0220489501953125">
            <text:p>0.0220489502</text:p>
          </table:table-cell>
        </table:table-row>
        <table:table-row table:style-name="ro1">
          <table:table-cell office:value-type="float" office:value="0.00230216979980469">
            <text:p>0.0023021698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table:style-name="ce1" office:value-type="string">
            <text:p>2.7179718017578125e-05</text:p>
          </table:table-cell>
        </table:table-row>
        <table:table-row table:style-name="ro1">
          <table:table-cell office:value-type="float" office:value="0.0044100284576416">
            <text:p>0.0044100285</text:p>
          </table:table-cell>
        </table:table-row>
        <table:table-row table:style-name="ro1">
          <table:table-cell office:value-type="float" office:value="0.00360894203186035">
            <text:p>0.003608942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40588188171387">
            <text:p>0.0024058819</text:p>
          </table:table-cell>
        </table:table-row>
        <table:table-row table:style-name="ro1">
          <table:table-cell office:value-type="float" office:value="0.0201878547668457">
            <text:p>0.0201878548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</table:table-row>
        <table:table-row table:style-name="ro1">
          <table:table-cell office:value-type="float" office:value="0.0050969123840332">
            <text:p>0.0050969124</text:p>
          </table:table-cell>
        </table:table-row>
        <table:table-row table:style-name="ro1">
          <table:table-cell office:value-type="float" office:value="0.00324201583862305">
            <text:p>0.0032420158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27189064025879">
            <text:p>0.0022718906</text:p>
          </table:table-cell>
        </table:table-row>
        <table:table-row table:style-name="ro1">
          <table:table-cell office:value-type="float" office:value="0.0223259925842285">
            <text:p>0.0223259926</text:p>
          </table:table-cell>
        </table:table-row>
        <table:table-row table:style-name="ro1">
          <table:table-cell office:value-type="float" office:value="0.0020439624786377">
            <text:p>0.002043962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541186332702637">
            <text:p>0.0054118633</text:p>
          </table:table-cell>
        </table:table-row>
        <table:table-row table:style-name="ro1">
          <table:table-cell office:value-type="float" office:value="0.00278186798095703">
            <text:p>0.002781868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1660327911377">
            <text:p>0.0021660328</text:p>
          </table:table-cell>
        </table:table-row>
        <table:table-row table:style-name="ro1">
          <table:table-cell office:value-type="float" office:value="0.0223441123962402">
            <text:p>0.0223441124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231003761291504">
            <text:p>0.0023100376</text:p>
          </table:table-cell>
        </table:table-row>
        <table:table-row table:style-name="ro1">
          <table:table-cell office:value-type="float" office:value="0.00536203384399414">
            <text:p>0.0053620338</text:p>
          </table:table-cell>
        </table:table-row>
        <table:table-row table:style-name="ro1">
          <table:table-cell office:value-type="float" office:value="0.00356292724609375">
            <text:p>0.0035629272</text:p>
          </table:table-cell>
        </table:table-row>
        <table:table-row table:style-name="ro1">
          <table:table-cell office:value-type="float" office:value="0.00218009948730469">
            <text:p>0.0021800995</text:p>
          </table:table-cell>
        </table:table-row>
        <table:table-row table:style-name="ro1">
          <table:table-cell table:style-name="ce1" office:value-type="string">
            <text:p>2.09808349609375e-05</text:p>
          </table:table-cell>
        </table:table-row>
        <table:table-row table:style-name="ro1">
          <table:table-cell office:value-type="float" office:value="0.00246882438659668">
            <text:p>0.0024688244</text:p>
          </table:table-cell>
        </table:table-row>
        <table:table-row table:style-name="ro1">
          <table:table-cell office:value-type="float" office:value="0.0221118927001953">
            <text:p>0.0221118927</text:p>
          </table:table-cell>
        </table:table-row>
        <table:table-row table:style-name="ro1">
          <table:table-cell office:value-type="float" office:value="0.00217700004577637">
            <text:p>0.002177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0613594055175781">
            <text:p>0.0061359406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</table:table-row>
        <table:table-row table:style-name="ro1">
          <table:table-cell office:value-type="float" office:value="0.0231461524963379">
            <text:p>0.023146152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</table:table-row>
        <table:table-row table:style-name="ro1">
          <table:table-cell office:value-type="float" office:value="0.00218987464904785">
            <text:p>0.0021898746</text:p>
          </table:table-cell>
        </table:table-row>
        <table:table-row table:style-name="ro1">
          <table:table-cell office:value-type="float" office:value="0.00518798828125">
            <text:p>0.0051879883</text:p>
          </table:table-cell>
        </table:table-row>
        <table:table-row table:style-name="ro1">
          <table:table-cell office:value-type="float" office:value="0.00342607498168945">
            <text:p>0.00342607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30288505554199">
            <text:p>0.0230288506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</table:table-row>
        <table:table-row table:style-name="ro1">
          <table:table-cell office:value-type="float" office:value="0.00224590301513672">
            <text:p>0.002245903</text:p>
          </table:table-cell>
        </table:table-row>
        <table:table-row table:style-name="ro1">
          <table:table-cell office:value-type="float" office:value="0.00553393363952637">
            <text:p>0.0055339336</text:p>
          </table:table-cell>
        </table:table-row>
        <table:table-row table:style-name="ro1">
          <table:table-cell office:value-type="float" office:value="0.00321197509765625">
            <text:p>0.0032119751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</table:table-row>
        <table:table-row table:style-name="ro1">
          <table:table-cell office:value-type="float" office:value="0.00226783752441406">
            <text:p>0.0022678375</text:p>
          </table:table-cell>
        </table:table-row>
        <table:table-row table:style-name="ro1">
          <table:table-cell office:value-type="float" office:value="0.0211670398712158">
            <text:p>0.0211670399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0519514083862305">
            <text:p>0.0051951408</text:p>
          </table:table-cell>
        </table:table-row>
        <table:table-row table:style-name="ro1">
          <table:table-cell office:value-type="float" office:value="0.00427699089050293">
            <text:p>0.0042769909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</table:table-row>
        <table:table-row table:style-name="ro1">
          <table:table-cell office:value-type="float" office:value="0.00225710868835449">
            <text:p>0.0022571087</text:p>
          </table:table-cell>
        </table:table-row>
        <table:table-row table:style-name="ro1">
          <table:table-cell office:value-type="float" office:value="0.0214838981628418">
            <text:p>0.0214838982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548791885375977">
            <text:p>0.0054879189</text:p>
          </table:table-cell>
        </table:table-row>
        <table:table-row table:style-name="ro1">
          <table:table-cell office:value-type="float" office:value="0.00474214553833008">
            <text:p>0.00474214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204119682312012">
            <text:p>0.0204119682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office:value-type="float" office:value="0.00223016738891602">
            <text:p>0.0022301674</text:p>
          </table:table-cell>
        </table:table-row>
        <table:table-row table:style-name="ro1">
          <table:table-cell office:value-type="float" office:value="0.0051882266998291">
            <text:p>0.0051882267</text:p>
          </table:table-cell>
        </table:table-row>
        <table:table-row table:style-name="ro1">
          <table:table-cell office:value-type="float" office:value="0.0032808780670166">
            <text:p>0.0032808781</text:p>
          </table:table-cell>
        </table:table-row>
        <table:table-row table:style-name="ro1">
          <table:table-cell office:value-type="float" office:value="0.00224804878234863">
            <text:p>0.0022480488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</table:table-row>
        <table:table-row table:style-name="ro1">
          <table:table-cell office:value-type="float" office:value="0.0223779678344727">
            <text:p>0.0223779678</text:p>
          </table:table-cell>
        </table:table-row>
        <table:table-row table:style-name="ro1">
          <table:table-cell office:value-type="float" office:value="0.00226497650146484">
            <text:p>0.002264976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589203834533691">
            <text:p>0.0058920383</text:p>
          </table:table-cell>
        </table:table-row>
        <table:table-row table:style-name="ro1">
          <table:table-cell office:value-type="float" office:value="0.00450396537780762">
            <text:p>0.0045039654</text:p>
          </table:table-cell>
        </table:table-row>
        <table:table-row table:style-name="ro1">
          <table:table-cell office:value-type="float" office:value="0.00206589698791504">
            <text:p>0.002065897</text:p>
          </table:table-cell>
        </table:table-row>
        <table:table-row table:style-name="ro1">
          <table:table-cell office:value-type="float" office:value="0.00216007232666016">
            <text:p>0.0021600723</text:p>
          </table:table-cell>
        </table:table-row>
        <table:table-row table:style-name="ro1">
          <table:table-cell office:value-type="float" office:value="0.0205659866333008">
            <text:p>0.0205659866</text:p>
          </table:table-cell>
        </table:table-row>
        <table:table-row table:style-name="ro1">
          <table:table-cell office:value-type="float" office:value="0.00743794441223145">
            <text:p>0.0074379444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</table:table-row>
        <table:table-row table:style-name="ro1">
          <table:table-cell office:value-type="float" office:value="0.00725507736206055">
            <text:p>0.0072550774</text:p>
          </table:table-cell>
        </table:table-row>
        <table:table-row table:style-name="ro1">
          <table:table-cell office:value-type="float" office:value="0.00251293182373047">
            <text:p>0.0025129318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15861988067627">
            <text:p>0.0158619881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table:style-name="ce1" office:value-type="string">
            <text:p>2.5987625122070312e-05</text:p>
          </table:table-cell>
        </table:table-row>
        <table:table-row table:style-name="ro1">
          <table:table-cell office:value-type="float" office:value="0.00573301315307617">
            <text:p>0.0057330132</text:p>
          </table:table-cell>
        </table:table-row>
        <table:table-row table:style-name="ro1">
          <table:table-cell office:value-type="float" office:value="0.00366592407226563">
            <text:p>0.0036659241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</table:table-row>
        <table:table-row table:style-name="ro1">
          <table:table-cell office:value-type="float" office:value="0.0216660499572754">
            <text:p>0.02166605</text:p>
          </table:table-cell>
        </table:table-row>
        <table:table-row table:style-name="ro1">
          <table:table-cell office:value-type="float" office:value="0.0023040771484375">
            <text:p>0.0023040771</text:p>
          </table:table-cell>
        </table:table-row>
        <table:table-row table:style-name="ro1">
          <table:table-cell office:value-type="float" office:value="0.00224018096923828">
            <text:p>0.002240181</text:p>
          </table:table-cell>
        </table:table-row>
        <table:table-row table:style-name="ro1">
          <table:table-cell office:value-type="float" office:value="0.00562119483947754">
            <text:p>0.0056211948</text:p>
          </table:table-cell>
        </table:table-row>
        <table:table-row table:style-name="ro1">
          <table:table-cell office:value-type="float" office:value="0.00298786163330078">
            <text:p>0.0029878616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213160514831543">
            <text:p>0.021316051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0519800186157227">
            <text:p>0.0051980019</text:p>
          </table:table-cell>
        </table:table-row>
        <table:table-row table:style-name="ro1">
          <table:table-cell office:value-type="float" office:value="0.00429511070251465">
            <text:p>0.0042951107</text:p>
          </table:table-cell>
        </table:table-row>
        <table:table-row table:style-name="ro1">
          <table:table-cell office:value-type="float" office:value="0.00212693214416504">
            <text:p>0.0021269321</text:p>
          </table:table-cell>
        </table:table-row>
        <table:table-row table:style-name="ro1">
          <table:table-cell office:value-type="float" office:value="0.00227808952331543">
            <text:p>0.0022780895</text:p>
          </table:table-cell>
        </table:table-row>
        <table:table-row table:style-name="ro1">
          <table:table-cell office:value-type="float" office:value="0.0208618640899658">
            <text:p>0.0208618641</text:p>
          </table:table-cell>
        </table:table-row>
        <table:table-row table:style-name="ro1">
          <table:table-cell office:value-type="float" office:value="0.00229883193969727">
            <text:p>0.0022988319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</table:table-row>
        <table:table-row table:style-name="ro1">
          <table:table-cell office:value-type="float" office:value="0.00538492202758789">
            <text:p>0.005384922</text:p>
          </table:table-cell>
        </table:table-row>
        <table:table-row table:style-name="ro1">
          <table:table-cell office:value-type="float" office:value="0.00238704681396484">
            <text:p>0.0023870468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29170322418213">
            <text:p>0.0229170322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</table:table-row>
        <table:table-row table:style-name="ro1">
          <table:table-cell office:value-type="float" office:value="0.00297403335571289">
            <text:p>0.0029740334</text:p>
          </table:table-cell>
        </table:table-row>
        <table:table-row table:style-name="ro1">
          <table:table-cell office:value-type="float" office:value="0.00393295288085937">
            <text:p>0.0039329529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217921733856201">
            <text:p>0.0217921734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</table:table-row>
        <table:table-row table:style-name="ro1">
          <table:table-cell office:value-type="float" office:value="0.00217604637145996">
            <text:p>0.0021760464</text:p>
          </table:table-cell>
        </table:table-row>
        <table:table-row table:style-name="ro1">
          <table:table-cell office:value-type="float" office:value="0.00566196441650391">
            <text:p>0.0056619644</text:p>
          </table:table-cell>
        </table:table-row>
        <table:table-row table:style-name="ro1">
          <table:table-cell office:value-type="float" office:value="0.00426387786865234">
            <text:p>0.0042638779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207688808441162">
            <text:p>0.0207688808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</table:table-row>
        <table:table-row table:style-name="ro1">
          <table:table-cell office:value-type="float" office:value="0.00221776962280273">
            <text:p>0.0022177696</text:p>
          </table:table-cell>
        </table:table-row>
        <table:table-row table:style-name="ro1">
          <table:table-cell office:value-type="float" office:value="0.00296401977539062">
            <text:p>0.0029640198</text:p>
          </table:table-cell>
        </table:table-row>
        <table:table-row table:style-name="ro1">
          <table:table-cell office:value-type="float" office:value="0.00482511520385742">
            <text:p>0.0048251152</text:p>
          </table:table-cell>
        </table:table-row>
        <table:table-row table:style-name="ro1">
          <table:table-cell office:value-type="float" office:value="0.00219011306762695">
            <text:p>0.0021901131</text:p>
          </table:table-cell>
        </table:table-row>
        <table:table-row table:style-name="ro1">
          <table:table-cell office:value-type="float" office:value="0.00229096412658691">
            <text:p>0.0022909641</text:p>
          </table:table-cell>
        </table:table-row>
        <table:table-row table:style-name="ro1">
          <table:table-cell office:value-type="float" office:value="0.0209469795227051">
            <text:p>0.0209469795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518512725830078">
            <text:p>0.0051851273</text:p>
          </table:table-cell>
        </table:table-row>
        <table:table-row table:style-name="ro1">
          <table:table-cell office:value-type="float" office:value="0.00309610366821289">
            <text:p>0.0030961037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224494934082031">
            <text:p>0.0022449493</text:p>
          </table:table-cell>
        </table:table-row>
        <table:table-row table:style-name="ro1">
          <table:table-cell office:value-type="float" office:value="0.0227069854736328">
            <text:p>0.02270698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211310386657715">
            <text:p>0.0021131039</text:p>
          </table:table-cell>
        </table:table-row>
        <table:table-row table:style-name="ro1">
          <table:table-cell office:value-type="float" office:value="0.00567102432250977">
            <text:p>0.0056710243</text:p>
          </table:table-cell>
        </table:table-row>
        <table:table-row table:style-name="ro1">
          <table:table-cell office:value-type="float" office:value="0.00298285484313965">
            <text:p>0.0029828548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</table:table-row>
        <table:table-row table:style-name="ro1">
          <table:table-cell office:value-type="float" office:value="0.0219089984893799">
            <text:p>0.021908998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604987144470215">
            <text:p>0.0060498714</text:p>
          </table:table-cell>
        </table:table-row>
        <table:table-row table:style-name="ro1">
          <table:table-cell office:value-type="float" office:value="0.00234198570251465">
            <text:p>0.0023419857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231029987335205">
            <text:p>0.0231029987</text:p>
          </table:table-cell>
        </table:table-row>
        <table:table-row table:style-name="ro1">
          <table:table-cell office:value-type="float" office:value="0.00214695930480957">
            <text:p>0.0021469593</text:p>
          </table:table-cell>
        </table:table-row>
        <table:table-row table:style-name="ro1">
          <table:table-cell office:value-type="float" office:value="0.00232791900634766">
            <text:p>0.002327919</text:p>
          </table:table-cell>
        </table:table-row>
        <table:table-row table:style-name="ro1">
          <table:table-cell office:value-type="float" office:value="0.0054771900177002">
            <text:p>0.00547719</text:p>
          </table:table-cell>
        </table:table-row>
        <table:table-row table:style-name="ro1">
          <table:table-cell office:value-type="float" office:value="0.00391817092895508">
            <text:p>0.0039181709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211639404296875">
            <text:p>0.0211639404</text:p>
          </table:table-cell>
        </table:table-row>
        <table:table-row table:style-name="ro1">
          <table:table-cell office:value-type="float" office:value="0.00210690498352051">
            <text:p>0.002106905</text:p>
          </table:table-cell>
        </table:table-row>
        <table:table-row table:style-name="ro1">
          <table:table-cell table:style-name="ce1" office:value-type="string">
            <text:p>2.09808349609375e-05</text:p>
          </table:table-cell>
        </table:table-row>
        <table:table-row table:style-name="ro1">
          <table:table-cell office:value-type="float" office:value="0.00215601921081543">
            <text:p>0.0021560192</text:p>
          </table:table-cell>
        </table:table-row>
        <table:table-row table:style-name="ro1">
          <table:table-cell table:style-name="ce1" office:value-type="string">
            <text:p>1.2874603271484375e-05</text:p>
          </table:table-cell>
        </table:table-row>
        <table:table-row table:style-name="ro1">
          <table:table-cell office:value-type="float" office:value="0.00664710998535156">
            <text:p>0.00664711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220513343811035">
            <text:p>0.0022051334</text:p>
          </table:table-cell>
        </table:table-row>
        <table:table-row table:style-name="ro1">
          <table:table-cell office:value-type="float" office:value="0.0243167877197266">
            <text:p>0.0243167877</text:p>
          </table:table-cell>
        </table:table-row>
        <table:table-row table:style-name="ro1">
          <table:table-cell office:value-type="float" office:value="0.00225090980529785">
            <text:p>0.0022509098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</table:table-row>
        <table:table-row table:style-name="ro1">
          <table:table-cell office:value-type="float" office:value="0.00528693199157715">
            <text:p>0.005286932</text:p>
          </table:table-cell>
        </table:table-row>
        <table:table-row table:style-name="ro1">
          <table:table-cell office:value-type="float" office:value="0.00308394432067871">
            <text:p>0.0030839443</text:p>
          </table:table-cell>
        </table:table-row>
        <table:table-row table:style-name="ro1">
          <table:table-cell office:value-type="float" office:value="0.00225210189819336">
            <text:p>0.0022521019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</table:table-row>
        <table:table-row table:style-name="ro1">
          <table:table-cell office:value-type="float" office:value="0.0199220180511475">
            <text:p>0.0199220181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</table:table-row>
        <table:table-row table:style-name="ro1">
          <table:table-cell office:value-type="float" office:value="0.00571489334106445">
            <text:p>0.0057148933</text:p>
          </table:table-cell>
        </table:table-row>
        <table:table-row table:style-name="ro1">
          <table:table-cell office:value-type="float" office:value="0.0027468204498291">
            <text:p>0.0027468204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</table:table-row>
        <table:table-row table:style-name="ro1">
          <table:table-cell office:value-type="float" office:value="0.00219988822937012">
            <text:p>0.0021998882</text:p>
          </table:table-cell>
        </table:table-row>
        <table:table-row table:style-name="ro1">
          <table:table-cell office:value-type="float" office:value="0.0225150585174561">
            <text:p>0.0225150585</text:p>
          </table:table-cell>
        </table:table-row>
        <table:table-row table:style-name="ro1">
          <table:table-cell office:value-type="float" office:value="0.00225305557250977">
            <text:p>0.0022530556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517106056213379">
            <text:p>0.0051710606</text:p>
          </table:table-cell>
        </table:table-row>
        <table:table-row table:style-name="ro1">
          <table:table-cell office:value-type="float" office:value="0.00323796272277832">
            <text:p>0.0032379627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</table:table-row>
        <table:table-row table:style-name="ro1">
          <table:table-cell office:value-type="float" office:value="0.0226399898529053">
            <text:p>0.0226399899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550699234008789">
            <text:p>0.0055069923</text:p>
          </table:table-cell>
        </table:table-row>
        <table:table-row table:style-name="ro1">
          <table:table-cell office:value-type="float" office:value="0.00337505340576172">
            <text:p>0.0033750534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218510627746582">
            <text:p>0.0218510628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</table:table-row>
        <table:table-row table:style-name="ro1">
          <table:table-cell office:value-type="float" office:value="0.00206518173217773">
            <text:p>0.0020651817</text:p>
          </table:table-cell>
        </table:table-row>
        <table:table-row table:style-name="ro1">
          <table:table-cell table:style-name="ce1" office:value-type="string">
            <text:p>1.5974044799804688e-05</text:p>
          </table:table-cell>
        </table:table-row>
        <table:table-row table:style-name="ro1">
          <table:table-cell office:value-type="float" office:value="0.00538301467895508">
            <text:p>0.0053830147</text:p>
          </table:table-cell>
        </table:table-row>
        <table:table-row table:style-name="ro1">
          <table:table-cell office:value-type="float" office:value="0.00333309173583984">
            <text:p>0.0033330917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203549861907959">
            <text:p>0.0203549862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</table:table-row>
        <table:table-row table:style-name="ro1">
          <table:table-cell office:value-type="float" office:value="0.00524187088012695">
            <text:p>0.0052418709</text:p>
          </table:table-cell>
        </table:table-row>
        <table:table-row table:style-name="ro1">
          <table:table-cell office:value-type="float" office:value="0.00675392150878906">
            <text:p>0.006753921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185089111328125">
            <text:p>0.0185089111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</table:table-row>
        <table:table-row table:style-name="ro1">
          <table:table-cell office:value-type="float" office:value="0.00538015365600586">
            <text:p>0.0053801537</text:p>
          </table:table-cell>
        </table:table-row>
        <table:table-row table:style-name="ro1">
          <table:table-cell office:value-type="float" office:value="0.00258088111877441">
            <text:p>0.0025808811</text:p>
          </table:table-cell>
        </table:table-row>
        <table:table-row table:style-name="ro1">
          <table:table-cell office:value-type="float" office:value="0.00231003761291504">
            <text:p>0.0023100376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211160182952881">
            <text:p>0.0211160183</text:p>
          </table:table-cell>
        </table:table-row>
        <table:table-row table:style-name="ro1">
          <table:table-cell office:value-type="float" office:value="0.00370693206787109">
            <text:p>0.0037069321</text:p>
          </table:table-cell>
        </table:table-row>
        <table:table-row table:style-name="ro1">
          <table:table-cell office:value-type="float" office:value="0.00217986106872559">
            <text:p>0.0021798611</text:p>
          </table:table-cell>
        </table:table-row>
        <table:table-row table:style-name="ro1">
          <table:table-cell office:value-type="float" office:value="0.00225687026977539">
            <text:p>0.0022568703</text:p>
          </table:table-cell>
        </table:table-row>
        <table:table-row table:style-name="ro1">
          <table:table-cell office:value-type="float" office:value="0.00440502166748047">
            <text:p>0.0044050217</text:p>
          </table:table-cell>
        </table:table-row>
        <table:table-row table:style-name="ro1">
          <table:table-cell office:value-type="float" office:value="0.00543403625488281">
            <text:p>0.0054340363</text:p>
          </table:table-cell>
        </table:table-row>
        <table:table-row table:style-name="ro1">
          <table:table-cell office:value-type="float" office:value="0.00220084190368652">
            <text:p>0.0022008419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</table:table-row>
        <table:table-row table:style-name="ro1">
          <table:table-cell office:value-type="float" office:value="0.0172491073608398">
            <text:p>0.0172491074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</table:table-row>
        <table:table-row table:style-name="ro1">
          <table:table-cell office:value-type="float" office:value="0.00541520118713379">
            <text:p>0.0054152012</text:p>
          </table:table-cell>
        </table:table-row>
        <table:table-row table:style-name="ro1">
          <table:table-cell office:value-type="float" office:value="0.00309991836547852">
            <text:p>0.0030999184</text:p>
          </table:table-cell>
        </table:table-row>
        <table:table-row table:style-name="ro1">
          <table:table-cell office:value-type="float" office:value="0.00226902961730957">
            <text:p>0.0022690296</text:p>
          </table:table-cell>
        </table:table-row>
        <table:table-row table:style-name="ro1">
          <table:table-cell office:value-type="float" office:value="0.00215792655944824">
            <text:p>0.0021579266</text:p>
          </table:table-cell>
        </table:table-row>
        <table:table-row table:style-name="ro1">
          <table:table-cell office:value-type="float" office:value="0.0224010944366455">
            <text:p>0.0224010944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209903717041016">
            <text:p>0.0020990372</text:p>
          </table:table-cell>
        </table:table-row>
        <table:table-row table:style-name="ro1">
          <table:table-cell table:style-name="ce1" office:value-type="string">
            <text:p>2.2172927856445312e-05</text:p>
          </table:table-cell>
        </table:table-row>
        <table:table-row table:style-name="ro1">
          <table:table-cell office:value-type="float" office:value="0.00539898872375488">
            <text:p>0.0053989887</text:p>
          </table:table-cell>
        </table:table-row>
        <table:table-row table:style-name="ro1">
          <table:table-cell office:value-type="float" office:value="0.00476288795471191">
            <text:p>0.004762888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</table:table-row>
        <table:table-row table:style-name="ro1">
          <table:table-cell office:value-type="float" office:value="0.0209119319915772">
            <text:p>0.020911932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118541717529297">
            <text:p>0.0118541718</text:p>
          </table:table-cell>
        </table:table-row>
        <table:table-row table:style-name="ro1">
          <table:table-cell office:value-type="float" office:value="0.0112450122833252">
            <text:p>0.0112450123</text:p>
          </table:table-cell>
        </table:table-row>
        <table:table-row table:style-name="ro1">
          <table:table-cell office:value-type="float" office:value="0.0022590160369873">
            <text:p>0.002259016</text:p>
          </table:table-cell>
        </table:table-row>
        <table:table-row table:style-name="ro1">
          <table:table-cell office:value-type="float" office:value="0.00991106033325195">
            <text:p>0.0099110603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</table:table-row>
        <table:table-row table:style-name="ro1">
          <table:table-cell office:value-type="float" office:value="0.00569295883178711">
            <text:p>0.0056929588</text:p>
          </table:table-cell>
        </table:table-row>
        <table:table-row table:style-name="ro1">
          <table:table-cell office:value-type="float" office:value="0.0168471336364746">
            <text:p>0.0168471336</text:p>
          </table:table-cell>
        </table:table-row>
        <table:table-row table:style-name="ro1">
          <table:table-cell office:value-type="float" office:value="0.00231313705444336">
            <text:p>0.0023131371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922894477844238">
            <text:p>0.0092289448</text:p>
          </table:table-cell>
        </table:table-row>
        <table:table-row table:style-name="ro1">
          <table:table-cell office:value-type="float" office:value="0.00271987915039062">
            <text:p>0.0027198792</text:p>
          </table:table-cell>
        </table:table-row>
        <table:table-row table:style-name="ro1">
          <table:table-cell office:value-type="float" office:value="0.00218582153320312">
            <text:p>0.002185821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</table:table-row>
        <table:table-row table:style-name="ro1">
          <table:table-cell table:style-name="ce1" office:value-type="string">
            <text:p>2.288818359375e-05</text:p>
          </table:table-cell>
        </table:table-row>
        <table:table-row table:style-name="ro1">
          <table:table-cell office:value-type="float" office:value="0.00749993324279785">
            <text:p>0.0074999332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05140113830566">
            <text:p>0.0205140114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531315803527832">
            <text:p>0.005313158</text:p>
          </table:table-cell>
        </table:table-row>
        <table:table-row table:style-name="ro1">
          <table:table-cell office:value-type="float" office:value="0.00324892997741699">
            <text:p>0.00324893</text:p>
          </table:table-cell>
        </table:table-row>
        <table:table-row table:style-name="ro1">
          <table:table-cell office:value-type="float" office:value="0.00218796730041504">
            <text:p>0.0021879673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</table:table-row>
        <table:table-row table:style-name="ro1">
          <table:table-cell office:value-type="float" office:value="0.0226070880889893">
            <text:p>0.0226070881</text:p>
          </table:table-cell>
        </table:table-row>
        <table:table-row table:style-name="ro1">
          <table:table-cell office:value-type="float" office:value="0.00226187705993652">
            <text:p>0.0022618771</text:p>
          </table:table-cell>
        </table:table-row>
        <table:table-row table:style-name="ro1">
          <table:table-cell office:value-type="float" office:value="0.00211095809936523">
            <text:p>0.0021109581</text:p>
          </table:table-cell>
        </table:table-row>
        <table:table-row table:style-name="ro1">
          <table:table-cell office:value-type="float" office:value="0.00542998313903809">
            <text:p>0.0054299831</text:p>
          </table:table-cell>
        </table:table-row>
        <table:table-row table:style-name="ro1">
          <table:table-cell office:value-type="float" office:value="0.0036919116973877">
            <text:p>0.0036919117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</table:table-row>
        <table:table-row table:style-name="ro1">
          <table:table-cell office:value-type="float" office:value="0.00218987464904785">
            <text:p>0.0021898746</text:p>
          </table:table-cell>
        </table:table-row>
        <table:table-row table:style-name="ro1">
          <table:table-cell office:value-type="float" office:value="0.0215599536895752">
            <text:p>0.0215599537</text:p>
          </table:table-cell>
        </table:table-row>
        <table:table-row table:style-name="ro1">
          <table:table-cell office:value-type="float" office:value="0.00220513343811035">
            <text:p>0.0022051334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524687767028809">
            <text:p>0.0052468777</text:p>
          </table:table-cell>
        </table:table-row>
        <table:table-row table:style-name="ro1">
          <table:table-cell office:value-type="float" office:value="0.00348997116088867">
            <text:p>0.0034899712</text:p>
          </table:table-cell>
        </table:table-row>
        <table:table-row table:style-name="ro1">
          <table:table-cell office:value-type="float" office:value="0.00378704071044922">
            <text:p>0.0037870407</text:p>
          </table:table-cell>
        </table:table-row>
        <table:table-row table:style-name="ro1">
          <table:table-cell office:value-type="float" office:value="0.00219297409057617">
            <text:p>0.0021929741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</table:table-row>
        <table:table-row table:style-name="ro1">
          <table:table-cell office:value-type="float" office:value="0.0183000564575195">
            <text:p>0.018300056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</table:table-row>
        <table:table-row table:style-name="ro1">
          <table:table-cell office:value-type="float" office:value="0.00515413284301758">
            <text:p>0.0051541328</text:p>
          </table:table-cell>
        </table:table-row>
        <table:table-row table:style-name="ro1">
          <table:table-cell office:value-type="float" office:value="0.00330305099487305">
            <text:p>0.003303051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26290225982666">
            <text:p>0.0226290226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0570106506347656">
            <text:p>0.0057010651</text:p>
          </table:table-cell>
        </table:table-row>
        <table:table-row table:style-name="ro1">
          <table:table-cell office:value-type="float" office:value="0.00308704376220703">
            <text:p>0.0030870438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</table:table-row>
        <table:table-row table:style-name="ro1">
          <table:table-cell office:value-type="float" office:value="0.0220761299133301">
            <text:p>0.0220761299</text:p>
          </table:table-cell>
        </table:table-row>
        <table:table-row table:style-name="ro1">
          <table:table-cell office:value-type="float" office:value="0.00229692459106445">
            <text:p>0.0022969246</text:p>
          </table:table-cell>
        </table:table-row>
        <table:table-row table:style-name="ro1">
          <table:table-cell office:value-type="float" office:value="0.00224804878234863">
            <text:p>0.0022480488</text:p>
          </table:table-cell>
        </table:table-row>
        <table:table-row table:style-name="ro1">
          <table:table-cell office:value-type="float" office:value="0.00570082664489746">
            <text:p>0.0057008266</text:p>
          </table:table-cell>
        </table:table-row>
        <table:table-row table:style-name="ro1">
          <table:table-cell office:value-type="float" office:value="0.00313377380371094">
            <text:p>0.0031337738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5591659545898">
            <text:p>0.0022559166</text:p>
          </table:table-cell>
        </table:table-row>
        <table:table-row table:style-name="ro1">
          <table:table-cell office:value-type="float" office:value="0.0223391056060791">
            <text:p>0.0223391056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</table:table-row>
        <table:table-row table:style-name="ro1">
          <table:table-cell office:value-type="float" office:value="0.00215411186218262">
            <text:p>0.0021541119</text:p>
          </table:table-cell>
        </table:table-row>
        <table:table-row table:style-name="ro1">
          <table:table-cell office:value-type="float" office:value="0.00567007064819336">
            <text:p>0.0056700706</text:p>
          </table:table-cell>
        </table:table-row>
        <table:table-row table:style-name="ro1">
          <table:table-cell office:value-type="float" office:value="0.00289297103881836">
            <text:p>0.002892971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</table:table-row>
        <table:table-row table:style-name="ro1">
          <table:table-cell office:value-type="float" office:value="0.0228149890899658">
            <text:p>0.0228149891</text:p>
          </table:table-cell>
        </table:table-row>
        <table:table-row table:style-name="ro1">
          <table:table-cell office:value-type="float" office:value="0.0021967887878418">
            <text:p>0.0021967888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</table:table-row>
        <table:table-row table:style-name="ro1">
          <table:table-cell office:value-type="float" office:value="0.00518918037414551">
            <text:p>0.0051891804</text:p>
          </table:table-cell>
        </table:table-row>
        <table:table-row table:style-name="ro1">
          <table:table-cell office:value-type="float" office:value="0.00341486930847168">
            <text:p>0.0034148693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221514701843262">
            <text:p>0.002215147</text:p>
          </table:table-cell>
        </table:table-row>
        <table:table-row table:style-name="ro1">
          <table:table-cell office:value-type="float" office:value="0.0223281383514404">
            <text:p>0.0223281384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office:value-type="float" office:value="0.00548195838928223">
            <text:p>0.0054819584</text:p>
          </table:table-cell>
        </table:table-row>
        <table:table-row table:style-name="ro1">
          <table:table-cell office:value-type="float" office:value="0.00428605079650879">
            <text:p>0.0042860508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210640430450439">
            <text:p>0.021064043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508999824523926">
            <text:p>0.0050899982</text:p>
          </table:table-cell>
        </table:table-row>
        <table:table-row table:style-name="ro1">
          <table:table-cell office:value-type="float" office:value="0.00371694564819336">
            <text:p>0.0037169456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223109722137451">
            <text:p>0.0223109722</text:p>
          </table:table-cell>
        </table:table-row>
        <table:table-row table:style-name="ro1">
          <table:table-cell office:value-type="float" office:value="0.0022590160369873">
            <text:p>0.002259016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711488723754883">
            <text:p>0.0071148872</text:p>
          </table:table-cell>
        </table:table-row>
        <table:table-row table:style-name="ro1">
          <table:table-cell office:value-type="float" office:value="0.00477313995361328">
            <text:p>0.00477314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</table:table-row>
        <table:table-row table:style-name="ro1">
          <table:table-cell office:value-type="float" office:value="0.0188930034637451">
            <text:p>0.018893003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527095794677734">
            <text:p>0.0052709579</text:p>
          </table:table-cell>
        </table:table-row>
        <table:table-row table:style-name="ro1">
          <table:table-cell office:value-type="float" office:value="0.00335812568664551">
            <text:p>0.0033581257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26590633392334">
            <text:p>0.0226590633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534296035766602">
            <text:p>0.0053429604</text:p>
          </table:table-cell>
        </table:table-row>
        <table:table-row table:style-name="ro1">
          <table:table-cell office:value-type="float" office:value="0.00389695167541504">
            <text:p>0.0038969517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</table:table-row>
        <table:table-row table:style-name="ro1">
          <table:table-cell office:value-type="float" office:value="0.0216488838195801">
            <text:p>0.0216488838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609397888183594">
            <text:p>0.0060939789</text:p>
          </table:table-cell>
        </table:table-row>
        <table:table-row table:style-name="ro1">
          <table:table-cell office:value-type="float" office:value="0.0023500919342041">
            <text:p>0.0023500919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office:value-type="float" office:value="0.0226249694824219">
            <text:p>0.022624969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</table:table-row>
        <table:table-row table:style-name="ro1">
          <table:table-cell office:value-type="float" office:value="0.0142860412597656">
            <text:p>0.0142860413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16848087310791">
            <text:p>0.0168480873</text:p>
          </table:table-cell>
        </table:table-row>
        <table:table-row table:style-name="ro1">
          <table:table-cell office:value-type="float" office:value="0.00227713584899902">
            <text:p>0.0022771358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</table:table-row>
        <table:table-row table:style-name="ro1">
          <table:table-cell office:value-type="float" office:value="0.00694608688354492">
            <text:p>0.0069460869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237479209899902">
            <text:p>0.023747921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</table:table-row>
        <table:table-row table:style-name="ro1">
          <table:table-cell office:value-type="float" office:value="0.00224018096923828">
            <text:p>0.002240181</text:p>
          </table:table-cell>
        </table:table-row>
        <table:table-row table:style-name="ro1">
          <table:table-cell office:value-type="float" office:value="0.00527691841125488">
            <text:p>0.0052769184</text:p>
          </table:table-cell>
        </table:table-row>
        <table:table-row table:style-name="ro1">
          <table:table-cell office:value-type="float" office:value="0.00346112251281738">
            <text:p>0.003461122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225119590759277">
            <text:p>0.0225119591</text:p>
          </table:table-cell>
        </table:table-row>
        <table:table-row table:style-name="ro1">
          <table:table-cell office:value-type="float" office:value="0.00225090980529785">
            <text:p>0.0022509098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</table:table-row>
        <table:table-row table:style-name="ro1">
          <table:table-cell table:style-name="ce1" office:value-type="string">
            <text:p>2.3126602172851562e-05</text:p>
          </table:table-cell>
        </table:table-row>
        <table:table-row table:style-name="ro1">
          <table:table-cell office:value-type="float" office:value="0.00577497482299805">
            <text:p>0.0057749748</text:p>
          </table:table-cell>
        </table:table-row>
        <table:table-row table:style-name="ro1">
          <table:table-cell office:value-type="float" office:value="0.00408005714416504">
            <text:p>0.0040800571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21589994430542">
            <text:p>0.0215899944</text:p>
          </table:table-cell>
        </table:table-row>
        <table:table-row table:style-name="ro1">
          <table:table-cell office:value-type="float" office:value="0.00240206718444824">
            <text:p>0.0024020672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</table:table-row>
        <table:table-row table:style-name="ro1">
          <table:table-cell office:value-type="float" office:value="0.00635504722595215">
            <text:p>0.0063550472</text:p>
          </table:table-cell>
        </table:table-row>
        <table:table-row table:style-name="ro1">
          <table:table-cell office:value-type="float" office:value="0.00323700904846191">
            <text:p>0.003237009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228095054626465">
            <text:p>0.0022809505</text:p>
          </table:table-cell>
        </table:table-row>
        <table:table-row table:style-name="ro1">
          <table:table-cell office:value-type="float" office:value="0.0204429626464844">
            <text:p>0.0204429626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0228404998779297">
            <text:p>0.00228405</text:p>
          </table:table-cell>
        </table:table-row>
        <table:table-row table:style-name="ro1">
          <table:table-cell office:value-type="float" office:value="0.00518608093261719">
            <text:p>0.0051860809</text:p>
          </table:table-cell>
        </table:table-row>
        <table:table-row table:style-name="ro1">
          <table:table-cell office:value-type="float" office:value="0.0041801929473877">
            <text:p>0.0041801929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221807956695557">
            <text:p>0.0221807957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</table:table-row>
        <table:table-row table:style-name="ro1">
          <table:table-cell office:value-type="float" office:value="0.00225186347961426">
            <text:p>0.0022518635</text:p>
          </table:table-cell>
        </table:table-row>
        <table:table-row table:style-name="ro1">
          <table:table-cell office:value-type="float" office:value="0.00533223152160645">
            <text:p>0.0053322315</text:p>
          </table:table-cell>
        </table:table-row>
        <table:table-row table:style-name="ro1">
          <table:table-cell office:value-type="float" office:value="0.0041351318359375">
            <text:p>0.0041351318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2227783203125">
            <text:p>0.0022277832</text:p>
          </table:table-cell>
        </table:table-row>
        <table:table-row table:style-name="ro1">
          <table:table-cell office:value-type="float" office:value="0.0209829807281494">
            <text:p>0.0209829807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520086288452148">
            <text:p>0.0052008629</text:p>
          </table:table-cell>
        </table:table-row>
        <table:table-row table:style-name="ro1">
          <table:table-cell office:value-type="float" office:value="0.00378203392028809">
            <text:p>0.0037820339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22061824798584">
            <text:p>0.0220618248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</table:table-row>
        <table:table-row table:style-name="ro1">
          <table:table-cell office:value-type="float" office:value="0.0020899772644043">
            <text:p>0.0020899773</text:p>
          </table:table-cell>
        </table:table-row>
        <table:table-row table:style-name="ro1">
          <table:table-cell office:value-type="float" office:value="0.0021660327911377">
            <text:p>0.0021660328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</table:table-row>
        <table:table-row table:style-name="ro1">
          <table:table-cell office:value-type="float" office:value="0.00238299369812012">
            <text:p>0.0023829937</text:p>
          </table:table-cell>
        </table:table-row>
        <table:table-row table:style-name="ro1">
          <table:table-cell office:value-type="float" office:value="0.00300884246826172">
            <text:p>0.003008842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</table:table-row>
        <table:table-row table:style-name="ro1">
          <table:table-cell office:value-type="float" office:value="0.0191149711608887">
            <text:p>0.0191149712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</table:table-row>
        <table:table-row table:style-name="ro1">
          <table:table-cell office:value-type="float" office:value="0.00516605377197266">
            <text:p>0.0051660538</text:p>
          </table:table-cell>
        </table:table-row>
        <table:table-row table:style-name="ro1">
          <table:table-cell office:value-type="float" office:value="0.00360894203186035">
            <text:p>0.003608942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table:style-name="ce1" office:value-type="string">
            <text:p>2.193450927734375e-05</text:p>
          </table:table-cell>
        </table:table-row>
        <table:table-row table:style-name="ro1">
          <table:table-cell office:value-type="float" office:value="0.00218796730041504">
            <text:p>0.0021879673</text:p>
          </table:table-cell>
        </table:table-row>
        <table:table-row table:style-name="ro1">
          <table:table-cell office:value-type="float" office:value="0.022629976272583">
            <text:p>0.0226299763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</table:table-row>
        <table:table-row table:style-name="ro1">
          <table:table-cell office:value-type="float" office:value="0.002227783203125">
            <text:p>0.0022277832</text:p>
          </table:table-cell>
        </table:table-row>
        <table:table-row table:style-name="ro1">
          <table:table-cell office:value-type="float" office:value="0.00508213043212891">
            <text:p>0.0050821304</text:p>
          </table:table-cell>
        </table:table-row>
        <table:table-row table:style-name="ro1">
          <table:table-cell office:value-type="float" office:value="0.00336480140686035">
            <text:p>0.0033648014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225028991699219">
            <text:p>0.0225028992</text:p>
          </table:table-cell>
        </table:table-row>
        <table:table-row table:style-name="ro1">
          <table:table-cell office:value-type="float" office:value="0.00214385986328125">
            <text:p>0.0021438599</text:p>
          </table:table-cell>
        </table:table-row>
        <table:table-row table:style-name="ro1">
          <table:table-cell table:style-name="ce1" office:value-type="string">
            <text:p>1.8835067749023438e-05</text:p>
          </table:table-cell>
        </table:table-row>
        <table:table-row table:style-name="ro1">
          <table:table-cell office:value-type="float" office:value="0.00232601165771484">
            <text:p>0.0023260117</text:p>
          </table:table-cell>
        </table:table-row>
        <table:table-row table:style-name="ro1">
          <table:table-cell office:value-type="float" office:value="0.0052947998046875">
            <text:p>0.0052947998</text:p>
          </table:table-cell>
        </table:table-row>
        <table:table-row table:style-name="ro1">
          <table:table-cell office:value-type="float" office:value="0.00393080711364746">
            <text:p>0.0039308071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0219821929931641">
            <text:p>0.0021982193</text:p>
          </table:table-cell>
        </table:table-row>
        <table:table-row table:style-name="ro1">
          <table:table-cell office:value-type="float" office:value="0.0216970443725586">
            <text:p>0.0216970444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</table:table-row>
        <table:table-row table:style-name="ro1">
          <table:table-cell office:value-type="float" office:value="0.00534987449645996">
            <text:p>0.0053498745</text:p>
          </table:table-cell>
        </table:table-row>
        <table:table-row table:style-name="ro1">
          <table:table-cell office:value-type="float" office:value="0.00357294082641602">
            <text:p>0.0035729408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218391418457031">
            <text:p>0.0021839142</text:p>
          </table:table-cell>
        </table:table-row>
        <table:table-row table:style-name="ro1">
          <table:table-cell office:value-type="float" office:value="0.0233049392700195">
            <text:p>0.0233049393</text:p>
          </table:table-cell>
        </table:table-row>
        <table:table-row table:style-name="ro1">
          <table:table-cell office:value-type="float" office:value="0.0021510124206543">
            <text:p>0.0021510124</text:p>
          </table:table-cell>
        </table:table-row>
        <table:table-row table:style-name="ro1">
          <table:table-cell office:value-type="float" office:value="0.00230216979980469">
            <text:p>0.0023021698</text:p>
          </table:table-cell>
        </table:table-row>
        <table:table-row table:style-name="ro1">
          <table:table-cell office:value-type="float" office:value="0.00556206703186035">
            <text:p>0.005562067</text:p>
          </table:table-cell>
        </table:table-row>
        <table:table-row table:style-name="ro1">
          <table:table-cell office:value-type="float" office:value="0.00325608253479004">
            <text:p>0.003256082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20091342926025">
            <text:p>0.0220091343</text:p>
          </table:table-cell>
        </table:table-row>
        <table:table-row table:style-name="ro1">
          <table:table-cell office:value-type="float" office:value="0.00233602523803711">
            <text:p>0.0023360252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office:value-type="float" office:value="0.00834894180297852">
            <text:p>0.0083489418</text:p>
          </table:table-cell>
        </table:table-row>
        <table:table-row table:style-name="ro1">
          <table:table-cell office:value-type="float" office:value="0.00219988822937012">
            <text:p>0.0021998882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</table:table-row>
        <table:table-row table:style-name="ro1">
          <table:table-cell office:value-type="float" office:value="0.0208828449249268">
            <text:p>0.0208828449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</table:table-row>
        <table:table-row table:style-name="ro1">
          <table:table-cell office:value-type="float" office:value="0.00363016128540039">
            <text:p>0.0036301613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4614143371582">
            <text:p>0.0022461414</text:p>
          </table:table-cell>
        </table:table-row>
        <table:table-row table:style-name="ro1">
          <table:table-cell office:value-type="float" office:value="0.0222840309143066">
            <text:p>0.0222840309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511288642883301">
            <text:p>0.0051128864</text:p>
          </table:table-cell>
        </table:table-row>
        <table:table-row table:style-name="ro1">
          <table:table-cell office:value-type="float" office:value="0.0033869743347168">
            <text:p>0.0033869743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17795372009277">
            <text:p>0.0021779537</text:p>
          </table:table-cell>
        </table:table-row>
        <table:table-row table:style-name="ro1">
          <table:table-cell office:value-type="float" office:value="0.0226259231567383">
            <text:p>0.0226259232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0212001800537109">
            <text:p>0.002120018</text:p>
          </table:table-cell>
        </table:table-row>
        <table:table-row table:style-name="ro1">
          <table:table-cell table:style-name="ce1" office:value-type="string">
            <text:p>2.288818359375e-05</text:p>
          </table:table-cell>
        </table:table-row>
        <table:table-row table:style-name="ro1">
          <table:table-cell office:value-type="float" office:value="0.00539708137512207">
            <text:p>0.0053970814</text:p>
          </table:table-cell>
        </table:table-row>
        <table:table-row table:style-name="ro1">
          <table:table-cell office:value-type="float" office:value="0.00502204895019531">
            <text:p>0.005022049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207500457763672">
            <text:p>0.0207500458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52490234375">
            <text:p>0.0052490234</text:p>
          </table:table-cell>
        </table:table-row>
        <table:table-row table:style-name="ro1">
          <table:table-cell office:value-type="float" office:value="0.00298786163330078">
            <text:p>0.0029878616</text:p>
          </table:table-cell>
        </table:table-row>
        <table:table-row table:style-name="ro1">
          <table:table-cell office:value-type="float" office:value="0.00326299667358398">
            <text:p>0.0032629967</text:p>
          </table:table-cell>
        </table:table-row>
        <table:table-row table:style-name="ro1">
          <table:table-cell office:value-type="float" office:value="0.00233602523803711">
            <text:p>0.0023360252</text:p>
          </table:table-cell>
        </table:table-row>
        <table:table-row table:style-name="ro1">
          <table:table-cell office:value-type="float" office:value="0.0218210220336914">
            <text:p>0.021821022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0628280639648438">
            <text:p>0.0062828064</text:p>
          </table:table-cell>
        </table:table-row>
        <table:table-row table:style-name="ro1">
          <table:table-cell office:value-type="float" office:value="0.00678491592407227">
            <text:p>0.0067849159</text:p>
          </table:table-cell>
        </table:table-row>
        <table:table-row table:style-name="ro1">
          <table:table-cell office:value-type="float" office:value="0.00219893455505371">
            <text:p>0.0021989346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office:value-type="float" office:value="0.0176339149475098">
            <text:p>0.0176339149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</table:table-row>
        <table:table-row table:style-name="ro1">
          <table:table-cell office:value-type="float" office:value="0.00217509269714355">
            <text:p>0.0021750927</text:p>
          </table:table-cell>
        </table:table-row>
        <table:table-row table:style-name="ro1">
          <table:table-cell office:value-type="float" office:value="0.00513601303100586">
            <text:p>0.005136013</text:p>
          </table:table-cell>
        </table:table-row>
        <table:table-row table:style-name="ro1">
          <table:table-cell office:value-type="float" office:value="0.00329399108886719">
            <text:p>0.0032939911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</table:table-row>
        <table:table-row table:style-name="ro1">
          <table:table-cell office:value-type="float" office:value="0.0229580402374268">
            <text:p>0.0229580402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</table:table-row>
        <table:table-row table:style-name="ro1">
          <table:table-cell office:value-type="float" office:value="0.00518393516540527">
            <text:p>0.0051839352</text:p>
          </table:table-cell>
        </table:table-row>
        <table:table-row table:style-name="ro1">
          <table:table-cell office:value-type="float" office:value="0.00393891334533691">
            <text:p>0.0039389133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218548774719238">
            <text:p>0.021854877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496196746826172">
            <text:p>0.0049619675</text:p>
          </table:table-cell>
        </table:table-row>
        <table:table-row table:style-name="ro1">
          <table:table-cell office:value-type="float" office:value="0.00351715087890625">
            <text:p>0.0035171509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</table:table-row>
        <table:table-row table:style-name="ro1">
          <table:table-cell office:value-type="float" office:value="0.0224680900573731">
            <text:p>0.0224680901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536084175109863">
            <text:p>0.0053608418</text:p>
          </table:table-cell>
        </table:table-row>
        <table:table-row table:style-name="ro1">
          <table:table-cell office:value-type="float" office:value="0.00327396392822266">
            <text:p>0.0032739639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</table:table-row>
        <table:table-row table:style-name="ro1">
          <table:table-cell office:value-type="float" office:value="0.0222508907318115">
            <text:p>0.0222508907</text:p>
          </table:table-cell>
        </table:table-row>
        <table:table-row table:style-name="ro1">
          <table:table-cell office:value-type="float" office:value="0.00218510627746582">
            <text:p>0.0021851063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83010196685791">
            <text:p>0.0083010197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228679180145264">
            <text:p>0.022867918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021820068359375">
            <text:p>0.0021820068</text:p>
          </table:table-cell>
        </table:table-row>
        <table:table-row table:style-name="ro1">
          <table:table-cell office:value-type="float" office:value="0.00296807289123535">
            <text:p>0.0029680729</text:p>
          </table:table-cell>
        </table:table-row>
        <table:table-row table:style-name="ro1">
          <table:table-cell office:value-type="float" office:value="0.00274300575256348">
            <text:p>0.0027430058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251779556274414">
            <text:p>0.0251779556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</table:table-row>
        <table:table-row table:style-name="ro1">
          <table:table-cell office:value-type="float" office:value="0.00523495674133301">
            <text:p>0.0052349567</text:p>
          </table:table-cell>
        </table:table-row>
        <table:table-row table:style-name="ro1">
          <table:table-cell office:value-type="float" office:value="0.00363898277282715">
            <text:p>0.0036389828</text:p>
          </table:table-cell>
        </table:table-row>
        <table:table-row table:style-name="ro1">
          <table:table-cell office:value-type="float" office:value="0.00213408470153809">
            <text:p>0.0021340847</text:p>
          </table:table-cell>
        </table:table-row>
        <table:table-row table:style-name="ro1">
          <table:table-cell office:value-type="float" office:value="0.00229382514953613">
            <text:p>0.0022938251</text:p>
          </table:table-cell>
        </table:table-row>
        <table:table-row table:style-name="ro1">
          <table:table-cell office:value-type="float" office:value="0.0200710296630859">
            <text:p>0.0200710297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</table:table-row>
        <table:table-row table:style-name="ro1">
          <table:table-cell office:value-type="float" office:value="0.00506186485290527">
            <text:p>0.0050618649</text:p>
          </table:table-cell>
        </table:table-row>
        <table:table-row table:style-name="ro1">
          <table:table-cell office:value-type="float" office:value="0.00364494323730469">
            <text:p>0.0036449432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224568843841553">
            <text:p>0.0224568844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523209571838379">
            <text:p>0.0052320957</text:p>
          </table:table-cell>
        </table:table-row>
        <table:table-row table:style-name="ro1">
          <table:table-cell office:value-type="float" office:value="0.00320887565612793">
            <text:p>0.0032088757</text:p>
          </table:table-cell>
        </table:table-row>
        <table:table-row table:style-name="ro1">
          <table:table-cell office:value-type="float" office:value="0.00220417976379395">
            <text:p>0.0022041798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office:value-type="float" office:value="0.0224318504333496">
            <text:p>0.0224318504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</table:table-row>
        <table:table-row table:style-name="ro1">
          <table:table-cell office:value-type="float" office:value="0.00536990165710449">
            <text:p>0.0053699017</text:p>
          </table:table-cell>
        </table:table-row>
        <table:table-row table:style-name="ro1">
          <table:table-cell office:value-type="float" office:value="0.00235104560852051">
            <text:p>0.0023510456</text:p>
          </table:table-cell>
        </table:table-row>
        <table:table-row table:style-name="ro1">
          <table:table-cell office:value-type="float" office:value="0.00279998779296875">
            <text:p>0.0027999878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226678848266602">
            <text:p>0.0226678848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table:style-name="ce1" office:value-type="string">
            <text:p>5.412101745605469e-05</text:p>
          </table:table-cell>
        </table:table-row>
        <table:table-row table:style-name="ro1">
          <table:table-cell office:value-type="float" office:value="0.00846385955810547">
            <text:p>0.0084638596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table:style-name="ce1" office:value-type="string">
            <text:p>2.193450927734375e-05</text:p>
          </table:table-cell>
        </table:table-row>
        <table:table-row table:style-name="ro1">
          <table:table-cell office:value-type="float" office:value="0.0247230529785156">
            <text:p>0.024723053</text:p>
          </table:table-cell>
        </table:table-row>
        <table:table-row table:style-name="ro1">
          <table:table-cell office:value-type="float" office:value="0.00224518775939941">
            <text:p>0.0022451878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office:value-type="float" office:value="0.00531911849975586">
            <text:p>0.0053191185</text:p>
          </table:table-cell>
        </table:table-row>
        <table:table-row table:style-name="ro1">
          <table:table-cell office:value-type="float" office:value="0.00304698944091797">
            <text:p>0.0030469894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</table:table-row>
        <table:table-row table:style-name="ro1">
          <table:table-cell office:value-type="float" office:value="0.0225288867950439">
            <text:p>0.0225288868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513815879821777">
            <text:p>0.0051381588</text:p>
          </table:table-cell>
        </table:table-row>
        <table:table-row table:style-name="ro1">
          <table:table-cell office:value-type="float" office:value="0.0034940242767334">
            <text:p>0.0034940243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</table:table-row>
        <table:table-row table:style-name="ro1">
          <table:table-cell office:value-type="float" office:value="0.022705078125">
            <text:p>0.0227050781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</table:table-row>
        <table:table-row table:style-name="ro1">
          <table:table-cell office:value-type="float" office:value="0.00577592849731445">
            <text:p>0.0057759285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22817850112915">
            <text:p>0.0228178501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</table:table-row>
        <table:table-row table:style-name="ro1">
          <table:table-cell office:value-type="float" office:value="0.00999307632446289">
            <text:p>0.0099930763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11119651794434">
            <text:p>0.0211119652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</table:table-row>
        <table:table-row table:style-name="ro1">
          <table:table-cell office:value-type="float" office:value="0.00527501106262207">
            <text:p>0.0052750111</text:p>
          </table:table-cell>
        </table:table-row>
        <table:table-row table:style-name="ro1">
          <table:table-cell office:value-type="float" office:value="0.00455498695373535">
            <text:p>0.004554987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212039947509766">
            <text:p>0.0212039948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684785842895508">
            <text:p>0.0068478584</text:p>
          </table:table-cell>
        </table:table-row>
        <table:table-row table:style-name="ro1">
          <table:table-cell office:value-type="float" office:value="0.00243592262268066">
            <text:p>0.0024359226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234730243682861">
            <text:p>0.0234730244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</table:table-row>
        <table:table-row table:style-name="ro1">
          <table:table-cell office:value-type="float" office:value="0.00333094596862793">
            <text:p>0.003330946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</table:table-row>
        <table:table-row table:style-name="ro1">
          <table:table-cell office:value-type="float" office:value="0.0207939147949219">
            <text:p>0.0207939148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052030086517334">
            <text:p>0.0052030087</text:p>
          </table:table-cell>
        </table:table-row>
        <table:table-row table:style-name="ro1">
          <table:table-cell office:value-type="float" office:value="0.00313186645507813">
            <text:p>0.0031318665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25188732147217">
            <text:p>0.0225188732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23517417907715">
            <text:p>0.0022351742</text:p>
          </table:table-cell>
        </table:table-row>
        <table:table-row table:style-name="ro1">
          <table:table-cell office:value-type="float" office:value="0.0053248405456543">
            <text:p>0.0053248405</text:p>
          </table:table-cell>
        </table:table-row>
        <table:table-row table:style-name="ro1">
          <table:table-cell office:value-type="float" office:value="0.00361895561218262">
            <text:p>0.0036189556</text:p>
          </table:table-cell>
        </table:table-row>
        <table:table-row table:style-name="ro1">
          <table:table-cell office:value-type="float" office:value="0.00225186347961426">
            <text:p>0.0022518635</text:p>
          </table:table-cell>
        </table:table-row>
        <table:table-row table:style-name="ro1">
          <table:table-cell office:value-type="float" office:value="0.00208687782287598">
            <text:p>0.0020868778</text:p>
          </table:table-cell>
        </table:table-row>
        <table:table-row table:style-name="ro1">
          <table:table-cell office:value-type="float" office:value="0.0222418308258057">
            <text:p>0.0222418308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543904304504395">
            <text:p>0.005439043</text:p>
          </table:table-cell>
        </table:table-row>
        <table:table-row table:style-name="ro1">
          <table:table-cell office:value-type="float" office:value="0.00296711921691895">
            <text:p>0.0029671192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223889350891113">
            <text:p>0.0223889351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</table:table-row>
        <table:table-row table:style-name="ro1">
          <table:table-cell office:value-type="float" office:value="0.00550603866577148">
            <text:p>0.0055060387</text:p>
          </table:table-cell>
        </table:table-row>
        <table:table-row table:style-name="ro1">
          <table:table-cell office:value-type="float" office:value="0.00325298309326172">
            <text:p>0.0032529831</text:p>
          </table:table-cell>
        </table:table-row>
        <table:table-row table:style-name="ro1">
          <table:table-cell office:value-type="float" office:value="0.0034339427947998">
            <text:p>0.0034339428</text:p>
          </table:table-cell>
        </table:table-row>
        <table:table-row table:style-name="ro1">
          <table:table-cell office:value-type="float" office:value="0.00216984748840332">
            <text:p>0.0021698475</text:p>
          </table:table-cell>
        </table:table-row>
        <table:table-row table:style-name="ro1">
          <table:table-cell office:value-type="float" office:value="0.0022580623626709">
            <text:p>0.0022580624</text:p>
          </table:table-cell>
        </table:table-row>
        <table:table-row table:style-name="ro1">
          <table:table-cell office:value-type="float" office:value="0.0195422172546387">
            <text:p>0.0195422173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</table:table-row>
        <table:table-row table:style-name="ro1">
          <table:table-cell office:value-type="float" office:value="0.00224685668945312">
            <text:p>0.0022468567</text:p>
          </table:table-cell>
        </table:table-row>
        <table:table-row table:style-name="ro1">
          <table:table-cell office:value-type="float" office:value="0.00507688522338867">
            <text:p>0.0050768852</text:p>
          </table:table-cell>
        </table:table-row>
        <table:table-row table:style-name="ro1">
          <table:table-cell office:value-type="float" office:value="0.00784206390380859">
            <text:p>0.0078420639</text:p>
          </table:table-cell>
        </table:table-row>
        <table:table-row table:style-name="ro1">
          <table:table-cell office:value-type="float" office:value="0.00224494934082031">
            <text:p>0.0022449493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</table:table-row>
        <table:table-row table:style-name="ro1">
          <table:table-cell office:value-type="float" office:value="0.0174469947814941">
            <text:p>0.0174469948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0214505195617676">
            <text:p>0.002145052</text:p>
          </table:table-cell>
        </table:table-row>
        <table:table-row table:style-name="ro1">
          <table:table-cell office:value-type="float" office:value="0.00226116180419922">
            <text:p>0.0022611618</text:p>
          </table:table-cell>
        </table:table-row>
        <table:table-row table:style-name="ro1">
          <table:table-cell office:value-type="float" office:value="0.00806903839111328">
            <text:p>0.0080690384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189659595489502">
            <text:p>0.018965959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5305557250977">
            <text:p>0.0022530556</text:p>
          </table:table-cell>
        </table:table-row>
        <table:table-row table:style-name="ro1">
          <table:table-cell office:value-type="float" office:value="0.00518321990966797">
            <text:p>0.0051832199</text:p>
          </table:table-cell>
        </table:table-row>
        <table:table-row table:style-name="ro1">
          <table:table-cell office:value-type="float" office:value="0.00397896766662598">
            <text:p>0.0039789677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</table:table-row>
        <table:table-row table:style-name="ro1">
          <table:table-cell office:value-type="float" office:value="0.0217208862304687">
            <text:p>0.0217208862</text:p>
          </table:table-cell>
        </table:table-row>
        <table:table-row table:style-name="ro1">
          <table:table-cell office:value-type="float" office:value="0.00224900245666504">
            <text:p>0.002249002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561285018920898">
            <text:p>0.0056128502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</table:table-row>
        <table:table-row table:style-name="ro1">
          <table:table-cell office:value-type="float" office:value="0.0263569355010986">
            <text:p>0.0263569355</text:p>
          </table:table-cell>
        </table:table-row>
        <table:table-row table:style-name="ro1">
          <table:table-cell office:value-type="float" office:value="0.00432205200195313">
            <text:p>0.004322052</text:p>
          </table:table-cell>
        </table:table-row>
        <table:table-row table:style-name="ro1">
          <table:table-cell office:value-type="float" office:value="0.00214982032775879">
            <text:p>0.0021498203</text:p>
          </table:table-cell>
        </table:table-row>
        <table:table-row table:style-name="ro1">
          <table:table-cell office:value-type="float" office:value="0.0223991870880127">
            <text:p>0.0223991871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</table:table-row>
        <table:table-row table:style-name="ro1">
          <table:table-cell office:value-type="float" office:value="0.00524520874023438">
            <text:p>0.0052452087</text:p>
          </table:table-cell>
        </table:table-row>
        <table:table-row table:style-name="ro1">
          <table:table-cell office:value-type="float" office:value="0.00318503379821777">
            <text:p>0.0031850338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</table:table-row>
        <table:table-row table:style-name="ro1">
          <table:table-cell table:style-name="ce1" office:value-type="string">
            <text:p>3.314018249511719e-05</text:p>
          </table:table-cell>
        </table:table-row>
        <table:table-row table:style-name="ro1">
          <table:table-cell office:value-type="float" office:value="0.00201702117919922">
            <text:p>0.0020170212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</table:table-row>
        <table:table-row table:style-name="ro1">
          <table:table-cell office:value-type="float" office:value="0.0299739837646484">
            <text:p>0.0299739838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</table:table-row>
        <table:table-row table:style-name="ro1">
          <table:table-cell office:value-type="float" office:value="0.00520205497741699">
            <text:p>0.005202055</text:p>
          </table:table-cell>
        </table:table-row>
        <table:table-row table:style-name="ro1">
          <table:table-cell office:value-type="float" office:value="0.00376319885253906">
            <text:p>0.0037631989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225996971130371">
            <text:p>0.0022599697</text:p>
          </table:table-cell>
        </table:table-row>
        <table:table-row table:style-name="ro1">
          <table:table-cell office:value-type="float" office:value="0.0221121311187744">
            <text:p>0.0221121311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0443506240844727">
            <text:p>0.0044350624</text:p>
          </table:table-cell>
        </table:table-row>
        <table:table-row table:style-name="ro1">
          <table:table-cell office:value-type="float" office:value="0.00418186187744141">
            <text:p>0.0041818619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224685668945312">
            <text:p>0.0022468567</text:p>
          </table:table-cell>
        </table:table-row>
        <table:table-row table:style-name="ro1">
          <table:table-cell office:value-type="float" office:value="0.0204529762268066">
            <text:p>0.0204529762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</table:table-row>
        <table:table-row table:style-name="ro1">
          <table:table-cell office:value-type="float" office:value="0.00536298751831055">
            <text:p>0.0053629875</text:p>
          </table:table-cell>
        </table:table-row>
        <table:table-row table:style-name="ro1">
          <table:table-cell office:value-type="float" office:value="0.00323200225830078">
            <text:p>0.0032320023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</table:table-row>
        <table:table-row table:style-name="ro1">
          <table:table-cell office:value-type="float" office:value="0.0224759578704834">
            <text:p>0.0224759579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</table:table-row>
        <table:table-row table:style-name="ro1">
          <table:table-cell office:value-type="float" office:value="0.00582003593444824">
            <text:p>0.0058200359</text:p>
          </table:table-cell>
        </table:table-row>
        <table:table-row table:style-name="ro1">
          <table:table-cell office:value-type="float" office:value="0.00264096260070801">
            <text:p>0.0026409626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</table:table-row>
        <table:table-row table:style-name="ro1">
          <table:table-cell office:value-type="float" office:value="0.00225710868835449">
            <text:p>0.0022571087</text:p>
          </table:table-cell>
        </table:table-row>
        <table:table-row table:style-name="ro1">
          <table:table-cell office:value-type="float" office:value="0.0226340293884277">
            <text:p>0.0226340294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0523281097412109">
            <text:p>0.005232811</text:p>
          </table:table-cell>
        </table:table-row>
        <table:table-row table:style-name="ro1">
          <table:table-cell office:value-type="float" office:value="0.00325798988342285">
            <text:p>0.0032579899</text:p>
          </table:table-cell>
        </table:table-row>
        <table:table-row table:style-name="ro1">
          <table:table-cell office:value-type="float" office:value="0.0030670166015625">
            <text:p>0.0030670166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</table:table-row>
        <table:table-row table:style-name="ro1">
          <table:table-cell office:value-type="float" office:value="0.0213620662689209">
            <text:p>0.0213620663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</table:table-row>
        <table:table-row table:style-name="ro1">
          <table:table-cell office:value-type="float" office:value="0.00536298751831055">
            <text:p>0.0053629875</text:p>
          </table:table-cell>
        </table:table-row>
        <table:table-row table:style-name="ro1">
          <table:table-cell office:value-type="float" office:value="0.00347089767456055">
            <text:p>0.0034708977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</table:table-row>
        <table:table-row table:style-name="ro1">
          <table:table-cell office:value-type="float" office:value="0.0226731300354004">
            <text:p>0.02267313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</table:table-row>
        <table:table-row table:style-name="ro1">
          <table:table-cell office:value-type="float" office:value="0.00562500953674316">
            <text:p>0.0056250095</text:p>
          </table:table-cell>
        </table:table-row>
        <table:table-row table:style-name="ro1">
          <table:table-cell office:value-type="float" office:value="0.00325703620910645">
            <text:p>0.0032570362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</table:table-row>
        <table:table-row table:style-name="ro1">
          <table:table-cell office:value-type="float" office:value="0.0219070911407471">
            <text:p>0.0219070911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</table:table-row>
        <table:table-row table:style-name="ro1">
          <table:table-cell office:value-type="float" office:value="0.00223278999328613">
            <text:p>0.00223279</text:p>
          </table:table-cell>
        </table:table-row>
        <table:table-row table:style-name="ro1">
          <table:table-cell office:value-type="float" office:value="0.00922513008117676">
            <text:p>0.0092251301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19550085067749">
            <text:p>0.0195500851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</table:table-row>
        <table:table-row table:style-name="ro1">
          <table:table-cell office:value-type="float" office:value="0.00547695159912109">
            <text:p>0.0054769516</text:p>
          </table:table-cell>
        </table:table-row>
        <table:table-row table:style-name="ro1">
          <table:table-cell office:value-type="float" office:value="0.00346183776855469">
            <text:p>0.0034618378</text:p>
          </table:table-cell>
        </table:table-row>
        <table:table-row table:style-name="ro1">
          <table:table-cell office:value-type="float" office:value="0.00218319892883301">
            <text:p>0.0021831989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</table:table-row>
        <table:table-row table:style-name="ro1">
          <table:table-cell office:value-type="float" office:value="0.0230271816253662">
            <text:p>0.0230271816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558209419250488">
            <text:p>0.0055820942</text:p>
          </table:table-cell>
        </table:table-row>
        <table:table-row table:style-name="ro1">
          <table:table-cell office:value-type="float" office:value="0.00280380249023437">
            <text:p>0.0028038025</text:p>
          </table:table-cell>
        </table:table-row>
        <table:table-row table:style-name="ro1">
          <table:table-cell office:value-type="float" office:value="0.00238800048828125">
            <text:p>0.002388000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</table:table-row>
        <table:table-row table:style-name="ro1">
          <table:table-cell office:value-type="float" office:value="0.0215411186218262">
            <text:p>0.0215411186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</table:table-row>
        <table:table-row table:style-name="ro1">
          <table:table-cell office:value-type="float" office:value="0.00553584098815918">
            <text:p>0.005535841</text:p>
          </table:table-cell>
        </table:table-row>
        <table:table-row table:style-name="ro1">
          <table:table-cell office:value-type="float" office:value="0.00254321098327637">
            <text:p>0.002543211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</table:table-row>
        <table:table-row table:style-name="ro1">
          <table:table-cell office:value-type="float" office:value="0.0230908393859863">
            <text:p>0.0230908394</text:p>
          </table:table-cell>
        </table:table-row>
        <table:table-row table:style-name="ro1">
          <table:table-cell office:value-type="float" office:value="0.00231504440307617">
            <text:p>0.0023150444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</table:table-row>
        <table:table-row table:style-name="ro1">
          <table:table-cell office:value-type="float" office:value="0.00526189804077148">
            <text:p>0.005261898</text:p>
          </table:table-cell>
        </table:table-row>
        <table:table-row table:style-name="ro1">
          <table:table-cell office:value-type="float" office:value="0.00560307502746582">
            <text:p>0.005603075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office:value-type="float" office:value="0.0202708244323731">
            <text:p>0.0202708244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</table:table-row>
        <table:table-row table:style-name="ro1">
          <table:table-cell office:value-type="float" office:value="0.00226616859436035">
            <text:p>0.0022661686</text:p>
          </table:table-cell>
        </table:table-row>
        <table:table-row table:style-name="ro1">
          <table:table-cell office:value-type="float" office:value="0.00558996200561523">
            <text:p>0.005589962</text:p>
          </table:table-cell>
        </table:table-row>
        <table:table-row table:style-name="ro1">
          <table:table-cell office:value-type="float" office:value="0.00294303894042969">
            <text:p>0.0029430389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</table:table-row>
        <table:table-row table:style-name="ro1">
          <table:table-cell office:value-type="float" office:value="0.0224828720092773">
            <text:p>0.022482872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</table:table-row>
        <table:table-row table:style-name="ro1">
          <table:table-cell office:value-type="float" office:value="0.00558805465698242">
            <text:p>0.0055880547</text:p>
          </table:table-cell>
        </table:table-row>
        <table:table-row table:style-name="ro1">
          <table:table-cell office:value-type="float" office:value="0.00287985801696777">
            <text:p>0.002879858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</table:table-row>
        <table:table-row table:style-name="ro1">
          <table:table-cell office:value-type="float" office:value="0.0222489833831787">
            <text:p>0.0222489834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</table:table-row>
        <table:table-row table:style-name="ro1">
          <table:table-cell office:value-type="float" office:value="0.00533509254455566">
            <text:p>0.0053350925</text:p>
          </table:table-cell>
        </table:table-row>
        <table:table-row table:style-name="ro1">
          <table:table-cell office:value-type="float" office:value="0.00307297706604004">
            <text:p>0.0030729771</text:p>
          </table:table-cell>
        </table:table-row>
        <table:table-row table:style-name="ro1">
          <table:table-cell office:value-type="float" office:value="0.00232410430908203">
            <text:p>0.0023241043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221619606018066">
            <text:p>0.0221619606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</table:table-row>
        <table:table-row table:style-name="ro1">
          <table:table-cell office:value-type="float" office:value="0.00525379180908203">
            <text:p>0.0052537918</text:p>
          </table:table-cell>
        </table:table-row>
        <table:table-row table:style-name="ro1">
          <table:table-cell office:value-type="float" office:value="0.00354790687561035">
            <text:p>0.0035479069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</table:table-row>
        <table:table-row table:style-name="ro1">
          <table:table-cell office:value-type="float" office:value="0.00223016738891602">
            <text:p>0.0022301674</text:p>
          </table:table-cell>
        </table:table-row>
        <table:table-row table:style-name="ro1">
          <table:table-cell office:value-type="float" office:value="0.0222268104553223">
            <text:p>0.022226810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</table:table-row>
        <table:table-row table:style-name="ro1">
          <table:table-cell office:value-type="float" office:value="0.00532293319702148">
            <text:p>0.0053229332</text:p>
          </table:table-cell>
        </table:table-row>
        <table:table-row table:style-name="ro1">
          <table:table-cell office:value-type="float" office:value="0.00321316719055176">
            <text:p>0.0032131672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</table:table-row>
        <table:table-row table:style-name="ro1">
          <table:table-cell office:value-type="float" office:value="0.0228390693664551">
            <text:p>0.0228390694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</table:table-row>
        <table:table-row table:style-name="ro1">
          <table:table-cell office:value-type="float" office:value="0.00226688385009766">
            <text:p>0.0022668839</text:p>
          </table:table-cell>
        </table:table-row>
        <table:table-row table:style-name="ro1">
          <table:table-cell office:value-type="float" office:value="0.00527596473693848">
            <text:p>0.0052759647</text:p>
          </table:table-cell>
        </table:table-row>
        <table:table-row table:style-name="ro1">
          <table:table-cell office:value-type="float" office:value="0.00355100631713867">
            <text:p>0.0035510063</text:p>
          </table:table-cell>
        </table:table-row>
        <table:table-row table:style-name="ro1">
          <table:table-cell office:value-type="float" office:value="0.00216817855834961">
            <text:p>0.0021681786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</table:table-row>
        <table:table-row table:style-name="ro1">
          <table:table-cell office:value-type="float" office:value="0.0217800140380859">
            <text:p>0.021780014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</table:table-row>
        <table:table-row table:style-name="ro1">
          <table:table-cell office:value-type="float" office:value="0.00226879119873047">
            <text:p>0.0022687912</text:p>
          </table:table-cell>
        </table:table-row>
        <table:table-row table:style-name="ro1">
          <table:table-cell office:value-type="float" office:value="0.0052640438079834">
            <text:p>0.0052640438</text:p>
          </table:table-cell>
        </table:table-row>
        <table:table-row table:style-name="ro1">
          <table:table-cell office:value-type="float" office:value="0.00514912605285645">
            <text:p>0.0051491261</text:p>
          </table:table-cell>
        </table:table-row>
        <table:table-row table:style-name="ro1">
          <table:table-cell office:value-type="float" office:value="0.00218081474304199">
            <text:p>0.0021808147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</table:table-row>
        <table:table-row table:style-name="ro1">
          <table:table-cell office:value-type="float" office:value="0.0208640098571777">
            <text:p>0.0208640099</text:p>
          </table:table-cell>
        </table:table-row>
        <table:table-row table:style-name="ro1">
          <table:table-cell office:value-type="float" office:value="0.00227618217468262">
            <text:p>0.0022761822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</table:table-row>
        <table:table-row table:style-name="ro1">
          <table:table-cell office:value-type="float" office:value="0.0051419734954834">
            <text:p>0.0051419735</text:p>
          </table:table-cell>
        </table:table-row>
        <table:table-row table:style-name="ro1">
          <table:table-cell office:value-type="float" office:value="0.00404214859008789">
            <text:p>0.0040421486</text:p>
          </table:table-cell>
        </table:table-row>
        <table:table-row table:style-name="ro1">
          <table:table-cell office:value-type="float" office:value="0.002349853515625">
            <text:p>0.0023498535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</table:table-row>
        <table:table-row table:style-name="ro1">
          <table:table-cell office:value-type="float" office:value="0.0211310386657715">
            <text:p>0.0211310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minimum="0" chart:maximum="1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254cm" svg:stroke-color="#ff95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7cm" svg:height="8.991cm" xlink:href=".." xlink:type="simple" chart:class="chart:scatter" chart:style-name="ch1">
        <chart:title svg:x="11.594cm" svg:y="0.315cm" chart:style-name="ch2">
          <text:p>Up and Down Latency Samples</text:p>
        </chart:title>
        <chart:legend chart:legend-position="end" svg:x="25.61cm" svg:y="3.947cm" style:legend-expansion="high" chart:style-name="ch3"/>
        <chart:plot-area chart:style-name="ch4" table:cell-range-address="Sheet1.A1:Sheet1.A1001" chart:data-source-has-labels="row" svg:x="1.6cm" svg:y="1.63cm" svg:width="20.171cm" svg:height="6.199cm">
          <chartooo:coordinate-region svg:x="2.698cm" svg:y="1.829cm" svg:width="18.739cm" svg:height="5.353cm"/>
          <chart:axis chart:dimension="x" chart:name="primary-x" chart:style-name="ch5">
            <chart:title svg:x="10.45cm" svg:y="8.008cm" chart:style-name="ch6">
              <text:p>Sample Number</text:p>
            </chart:title>
          </chart:axis>
          <chart:axis chart:dimension="y" chart:name="primary-y" chart:style-name="ch7">
            <chart:title svg:x="0.45cm" svg:y="6.056cm" chart:style-name="ch8">
              <text:p>Delay in Seconds</text:p>
            </chart:title>
            <chart:grid chart:style-name="ch9" chart:class="major"/>
          </chart:axis>
          <chart:series chart:style-name="ch10" chart:values-cell-range-address="Sheet1.A2:Sheet1.A1001" chart:label-cell-address="Sheet1.A1:Sheet1.A1" chart:class="chart:scatter">
            <chart:regression-curve chart:style-name="ch11">
              <chart:equation svg:x="21.584cm" svg:y="5.145cm"/>
            </chart:regression-curve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359619140625">
                <text:p>0.0012359619140625</text:p>
                <draw:g>
                  <svg:desc>Sheet1.A2:Sheet1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1109390258789">
                <text:p>0.00221109390258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6960182189941">
                <text:p>0.0226960182189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13887405395508">
                <text:p>0.00513887405395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3940544128418">
                <text:p>0.0043940544128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87413597106934">
                <text:p>0.00287413597106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4886665344238">
                <text:p>0.0021488666534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0584869384766">
                <text:p>0.00220584869384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168785095215">
                <text:p>0.0191168785095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5520133972168">
                <text:p>0.00225520133972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4709510803223">
                <text:p>0.00224709510803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31411170959473">
                <text:p>0.00531411170959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60115814209">
                <text:p>0.0039060115814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410491943359">
                <text:p>0.0218410491943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8605995178223">
                <text:p>0.00218605995178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4698333740234">
                <text:p>0.0044469833374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7692451477051">
                <text:p>0.00387692451477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6995010375977">
                <text:p>0.00206995010375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6889381408691">
                <text:p>0.00216889381408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5419063568115">
                <text:p>0.0205419063568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24208831787109">
                <text:p>0.00224208831787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69987297058106">
                <text:p>0.00569987297058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90584564208984">
                <text:p>0.00290584564208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22587585449219">
                <text:p>0.00222587585449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4130153656006">
                <text:p>0.0224130153656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3588943481445">
                <text:p>0.00223588943481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19607353210449">
                <text:p>0.00219607353210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4892082214356">
                <text:p>0.00534892082214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44204902648926">
                <text:p>0.00344204902648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0611095428467">
                <text:p>0.0220611095428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17986106872559">
                <text:p>0.00217986106872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24399566650391">
                <text:p>0.002243995666503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1492958068848">
                <text:p>0.00521492958068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57413291931152">
                <text:p>0.00357413291931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5795974731445">
                <text:p>0.00235795974731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43506240844727">
                <text:p>0.00443506240844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8719501495361">
                <text:p>0.0198719501495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8892097473145">
                <text:p>0.00218892097473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90603256225586">
                <text:p>0.00690603256225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48813629150391">
                <text:p>0.00248813629150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7440223693848">
                <text:p>0.0117440223693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0918655395508">
                <text:p>0.00220918655395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5900039672852">
                <text:p>0.0115900039672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49411773681641">
                <text:p>0.00549411773681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658576965332">
                <text:p>0.0032658576965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3237943649292">
                <text:p>0.023237943649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31015205383301">
                <text:p>0.00731015205383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889350891113">
                <text:p>0.0223889350891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704078674316">
                <text:p>0.002207040786743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20610809326172">
                <text:p>0.00520610809326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4112854003906">
                <text:p>0.00364112854003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11310386657715">
                <text:p>0.00211310386657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3050117492676">
                <text:p>0.0223050117492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35080718994141">
                <text:p>0.00235080718994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19583511352539">
                <text:p>0.00219583511352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2940845489502">
                <text:p>0.0052940845489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26013565063477">
                <text:p>0.00326013565063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34603881835937">
                <text:p>0.00234603881835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18701362609863">
                <text:p>0.002187013626098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036075592041">
                <text:p>0.022036075592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4709510803223">
                <text:p>0.00224709510803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21705436706543">
                <text:p>0.00221705436706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4112243652344">
                <text:p>0.00504112243652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53693962097168">
                <text:p>0.00353693962097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18009948730469">
                <text:p>0.00218009948730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20820903778076">
                <text:p>0.0220820903778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507293701172">
                <text:p>0.00514507293701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10001182556152">
                <text:p>0.00510001182556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4603881835937">
                <text:p>0.00234603881835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4179286956787">
                <text:p>0.02041792869567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9498405456543">
                <text:p>0.00209498405456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3348331451416">
                <text:p>0.002334833145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33699989318848">
                <text:p>0.00533699989318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50119781494141">
                <text:p>0.0065011978149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19488143920898">
                <text:p>0.002194881439208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18105316162109">
                <text:p>0.00218105316162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779993057251">
                <text:p>0.018779993057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6794013977051">
                <text:p>0.00216794013977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9202041625977">
                <text:p>0.002192020416259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25403022766113">
                <text:p>0.00525403022766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20005416870117">
                <text:p>0.003200054168701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24113464355469">
                <text:p>0.002241134643554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4959850311279">
                <text:p>0.02249598503112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25903701782227">
                <text:p>0.00525903701782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0510425567627">
                <text:p>0.0030510425567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16102600097656">
                <text:p>0.002161026000976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35104560852051">
                <text:p>0.00235104560852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3250389099121">
                <text:p>0.0223250389099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20203399658203">
                <text:p>0.00220203399658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13482093811035">
                <text:p>0.00513482093811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61323356628418">
                <text:p>0.00361323356628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23803520202637">
                <text:p>0.00223803520202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258996963501">
                <text:p>0.0222589969635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24399566650391">
                <text:p>0.002243995666503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0203399658203">
                <text:p>0.00220203399658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01513481140137">
                <text:p>0.00501513481140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95894050598145">
                <text:p>0.00395894050598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4590301513672">
                <text:p>0.00224590301513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16679573059082">
                <text:p>0.0216679573059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16293334960937">
                <text:p>0.00216293334960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8500366210937">
                <text:p>0.002285003662109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73501396179199">
                <text:p>0.00773501396179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0990180969238">
                <text:p>0.00220990180969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6521492004395">
                <text:p>0.002265214920043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900577545166">
                <text:p>0.0226900577545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27117538452148">
                <text:p>0.00227117538452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44309616088867">
                <text:p>0.00544309616088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40890884399414">
                <text:p>0.00340890884399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25496292114258">
                <text:p>0.00225496292114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23803520202637">
                <text:p>0.00223803520202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0489501953125">
                <text:p>0.02204895019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0216979980469">
                <text:p>0.00230216979980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1705436706543">
                <text:p>0.00221705436706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4100284576416">
                <text:p>0.0044100284576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60894203186035">
                <text:p>0.003608942031860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40588188171387">
                <text:p>0.002405881881713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01878547668457">
                <text:p>0.0201878547668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20704078674316">
                <text:p>0.00220704078674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0969123840332">
                <text:p>0.00509691238403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24201583862305">
                <text:p>0.00324201583862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27189064025879">
                <text:p>0.002271890640258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3259925842285">
                <text:p>0.02232599258422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0439624786377">
                <text:p>0.00204396247863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41186332702637">
                <text:p>0.005411863327026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8186798095703">
                <text:p>0.00278186798095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1660327911377">
                <text:p>0.0021660327911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3441123962402">
                <text:p>0.0223441123962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31003761291504">
                <text:p>0.002310037612915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36203384399414">
                <text:p>0.005362033843994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56292724609375">
                <text:p>0.0035629272460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8009948730469">
                <text:p>0.002180099487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46882438659668">
                <text:p>0.00246882438659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21118927001953">
                <text:p>0.02211189270019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17700004577637">
                <text:p>0.002177000045776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13594055175781">
                <text:p>0.00613594055175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19106674194336">
                <text:p>0.00219106674194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19511985778809">
                <text:p>0.002195119857788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1461524963379">
                <text:p>0.023146152496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18701362609863">
                <text:p>0.002187013626098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18987464904785">
                <text:p>0.00218987464904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18798828125">
                <text:p>0.0051879882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42607498168945">
                <text:p>0.00342607498168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0288505554199">
                <text:p>0.02302885055541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24399566650391">
                <text:p>0.002243995666503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24590301513672">
                <text:p>0.002245903015136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53393363952637">
                <text:p>0.005533933639526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21197509765625">
                <text:p>0.0032119750976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8701362609863">
                <text:p>0.002187013626098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26783752441406">
                <text:p>0.002267837524414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1670398712158">
                <text:p>0.0211670398712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19514083862305">
                <text:p>0.005195140838623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27699089050293">
                <text:p>0.004276990890502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19392776489258">
                <text:p>0.00219392776489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5710868835449">
                <text:p>0.002257108688354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4838981628418">
                <text:p>0.0214838981628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0012664794922">
                <text:p>0.002200126647949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48791885375977">
                <text:p>0.00548791885375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74214553833008">
                <text:p>0.004742145538330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20012664794922">
                <text:p>0.002200126647949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4119682312012">
                <text:p>0.02041196823120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23016738891602">
                <text:p>0.002230167388916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1882266998291">
                <text:p>0.0051882266998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2808780670166">
                <text:p>0.00328087806701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24804878234863">
                <text:p>0.00224804878234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21085548400879">
                <text:p>0.002210855484008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3779678344727">
                <text:p>0.02237796783447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26497650146484">
                <text:p>0.002264976501464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89203834533691">
                <text:p>0.00589203834533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50396537780762">
                <text:p>0.004503965377807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06589698791504">
                <text:p>0.002065896987915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16007232666016">
                <text:p>0.00216007232666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5659866333008">
                <text:p>0.0205659866333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43794441223145">
                <text:p>0.007437944412231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18701362609863">
                <text:p>0.002187013626098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25507736206055">
                <text:p>0.00725507736206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1293182373047">
                <text:p>0.002512931823730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0203399658203">
                <text:p>0.002202033996582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5861988067627">
                <text:p>0.0158619880676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19488143920898">
                <text:p>0.002194881439208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73301315307617">
                <text:p>0.005733013153076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66592407226563">
                <text:p>0.003665924072265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6660499572754">
                <text:p>0.02166604995727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3040771484375">
                <text:p>0.0023040771484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24018096923828">
                <text:p>0.002240180969238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62119483947754">
                <text:p>0.005621194839477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98786163330078">
                <text:p>0.002987861633300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1970272064209">
                <text:p>0.00219702720642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13160514831543">
                <text:p>0.02131605148315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19800186157227">
                <text:p>0.00519800186157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29511070251465">
                <text:p>0.00429511070251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693214416504">
                <text:p>0.002126932144165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27808952331543">
                <text:p>0.002278089523315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08618640899658">
                <text:p>0.02086186408996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29883193969727">
                <text:p>0.002298831939697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22420692443848">
                <text:p>0.002224206924438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538492202758789">
                <text:p>0.005384922027587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38704681396484">
                <text:p>0.002387046813964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29170322418213">
                <text:p>0.02291703224182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1681594848633">
                <text:p>0.002216815948486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7403335571289">
                <text:p>0.002974033355712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93295288085937">
                <text:p>0.003932952880859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17921733856201">
                <text:p>0.0217921733856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2015380859375">
                <text:p>0.0022201538085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17604637145996">
                <text:p>0.00217604637145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566196441650391">
                <text:p>0.005661964416503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26387786865234">
                <text:p>0.004263877868652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21681594848633">
                <text:p>0.002216815948486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7688808441162">
                <text:p>0.02076888084411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23803520202637">
                <text:p>0.002238035202026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21776962280273">
                <text:p>0.00221776962280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96401977539062">
                <text:p>0.002964019775390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82511520385742">
                <text:p>0.00482511520385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19011306762695">
                <text:p>0.002190113067626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29096412658691">
                <text:p>0.002290964126586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9469795227051">
                <text:p>0.02094697952270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19202041625977">
                <text:p>0.002192020416259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518512725830078">
                <text:p>0.005185127258300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09610366821289">
                <text:p>0.003096103668212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24494934082031">
                <text:p>0.002244949340820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27069854736328">
                <text:p>0.02270698547363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11310386657715">
                <text:p>0.002113103866577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67102432250977">
                <text:p>0.005671024322509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98285484313965">
                <text:p>0.002982854843139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23398208618164">
                <text:p>0.002233982086181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19089984893799">
                <text:p>0.02190899848937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04987144470215">
                <text:p>0.006049871444702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34198570251465">
                <text:p>0.002341985702514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31029987335205">
                <text:p>0.0231029987335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14695930480957">
                <text:p>0.002146959304809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32791900634766">
                <text:p>0.0023279190063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54771900177002">
                <text:p>0.0054771900177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1817092895508">
                <text:p>0.00391817092895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11639404296875">
                <text:p>0.0211639404296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10690498352051">
                <text:p>0.002106904983520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15601921081543">
                <text:p>0.002156019210815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64710998535156">
                <text:p>0.006647109985351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2118091583252">
                <text:p>0.0022118091583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20513343811035">
                <text:p>0.002205133438110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43167877197266">
                <text:p>0.02431678771972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25090980529785">
                <text:p>0.002250909805297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24184989929199">
                <text:p>0.002241849899291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528693199157715">
                <text:p>0.005286931991577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8394432067871">
                <text:p>0.003083944320678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25210189819336">
                <text:p>0.00225210189819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23612785339355">
                <text:p>0.002236127853393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9220180511475">
                <text:p>0.0199220180511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23684310913086">
                <text:p>0.002236843109130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71489334106445">
                <text:p>0.00571489334106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468204498291">
                <text:p>0.0027468204498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21490859985352">
                <text:p>0.002214908599853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19988822937012">
                <text:p>0.002199888229370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150585174561">
                <text:p>0.02251505851745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25305557250977">
                <text:p>0.00225305557250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7106056213379">
                <text:p>0.005171060562133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23796272277832">
                <text:p>0.003237962722778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22420692443848">
                <text:p>0.00222420692443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21109390258789">
                <text:p>0.002211093902587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6399898529053">
                <text:p>0.0226399898529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19392776489258">
                <text:p>0.002193927764892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50699234008789">
                <text:p>0.005506992340087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37505340576172">
                <text:p>0.00337505340576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18510627746582">
                <text:p>0.02185106277465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21705436706543">
                <text:p>0.002217054367065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06518173217773">
                <text:p>0.002065181732177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38301467895508">
                <text:p>0.00538301467895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33309173583984">
                <text:p>0.003333091735839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03549861907959">
                <text:p>0.02035498619079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23398208618164">
                <text:p>0.002233982086181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524187088012695">
                <text:p>0.005241870880126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75392150878906">
                <text:p>0.00675392150878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5089111328125">
                <text:p>0.0185089111328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24113464355469">
                <text:p>0.002241134643554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38015365600586">
                <text:p>0.005380153656005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58088111877441">
                <text:p>0.002580881118774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31003761291504">
                <text:p>0.002310037612915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1160182952881">
                <text:p>0.02111601829528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70693206787109">
                <text:p>0.003706932067871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17986106872559">
                <text:p>0.002179861068725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25687026977539">
                <text:p>0.002256870269775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40502166748047">
                <text:p>0.004405021667480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43403625488281">
                <text:p>0.005434036254882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20084190368652">
                <text:p>0.002200841903686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23612785339355">
                <text:p>0.002236127853393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2491073608398">
                <text:p>0.01724910736083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23684310913086">
                <text:p>0.00223684310913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41520118713379">
                <text:p>0.00541520118713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09991836547852">
                <text:p>0.003099918365478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26902961730957">
                <text:p>0.002269029617309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15792655944824">
                <text:p>0.002157926559448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24010944366455">
                <text:p>0.02240109443664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09903717041016">
                <text:p>0.00209903717041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39898872375488">
                <text:p>0.005398988723754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76288795471191">
                <text:p>0.004762887954711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23588943481445">
                <text:p>0.00223588943481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20704078674316">
                <text:p>0.002207040786743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9119319915772">
                <text:p>0.02091193199157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8541717529297">
                <text:p>0.01185417175292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2450122833252">
                <text:p>0.01124501228332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2590160369873">
                <text:p>0.0022590160369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91106033325195">
                <text:p>0.009911060333251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569295883178711">
                <text:p>0.005692958831787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68471336364746">
                <text:p>0.0168471336364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31313705444336">
                <text:p>0.002313137054443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22894477844238">
                <text:p>0.009228944778442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71987915039062">
                <text:p>0.002719879150390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18582153320312">
                <text:p>0.002185821533203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20012664794922">
                <text:p>0.002200126647949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749993324279785">
                <text:p>0.007499933242797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19106674194336">
                <text:p>0.002191066741943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05140113830566">
                <text:p>0.02051401138305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20894813537598">
                <text:p>0.002208948135375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31315803527832">
                <text:p>0.005313158035278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24892997741699">
                <text:p>0.003248929977416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18796730041504">
                <text:p>0.002187967300415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23612785339355">
                <text:p>0.002236127853393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26070880889893">
                <text:p>0.02260708808898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26187705993652">
                <text:p>0.00226187705993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11095809936523">
                <text:p>0.002110958099365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42998313903809">
                <text:p>0.005429983139038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919116973877">
                <text:p>0.00369191169738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0608711242676">
                <text:p>0.002206087112426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18987464904785">
                <text:p>0.002189874649047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15599536895752">
                <text:p>0.02155995368957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20513343811035">
                <text:p>0.002205133438110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24687767028809">
                <text:p>0.005246877670288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48997116088867">
                <text:p>0.003489971160888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78704071044922">
                <text:p>0.003787040710449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19297409057617">
                <text:p>0.002192974090576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21109390258789">
                <text:p>0.002211093902587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83000564575195">
                <text:p>0.01830005645751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24399566650391">
                <text:p>0.00224399566650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15413284301758">
                <text:p>0.005154132843017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30305099487305">
                <text:p>0.003303050994873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23684310913086">
                <text:p>0.00223684310913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26290225982666">
                <text:p>0.02262902259826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20704078674316">
                <text:p>0.002207040786743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70106506347656">
                <text:p>0.005701065063476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08704376220703">
                <text:p>0.003087043762207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24184989929199">
                <text:p>0.002241849899291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20761299133301">
                <text:p>0.02207612991333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29692459106445">
                <text:p>0.002296924591064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24804878234863">
                <text:p>0.002248048782348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70082664489746">
                <text:p>0.005700826644897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13377380371094">
                <text:p>0.00313377380371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25591659545898">
                <text:p>0.002255916595458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23391056060791">
                <text:p>0.02233910560607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9607353210449">
                <text:p>0.002196073532104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5411186218262">
                <text:p>0.002154111862182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67007064819336">
                <text:p>0.005670070648193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89297103881836">
                <text:p>0.002892971038818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21085548400879">
                <text:p>0.002210855484008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28149890899658">
                <text:p>0.02281498908996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967887878418">
                <text:p>0.00219678878784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24089622497559">
                <text:p>0.002240896224975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8918037414551">
                <text:p>0.005189180374145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41486930847168">
                <text:p>0.003414869308471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21514701843262">
                <text:p>0.002215147018432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23281383514404">
                <text:p>0.02232813835144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21085548400879">
                <text:p>0.00221085548400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48195838928223">
                <text:p>0.005481958389282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28605079650879">
                <text:p>0.00428605079650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10640430450439">
                <text:p>0.02106404304504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08999824523926">
                <text:p>0.005089998245239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71694564819336">
                <text:p>0.003716945648193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20608711242676">
                <text:p>0.002206087112426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3109722137451">
                <text:p>0.02231097221374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2590160369873">
                <text:p>0.00225901603698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11488723754883">
                <text:p>0.007114887237548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77313995361328">
                <text:p>0.00477313995361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20108032226562">
                <text:p>0.002201080322265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24113464355469">
                <text:p>0.002241134643554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88930034637451">
                <text:p>0.0188930034637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27095794677734">
                <text:p>0.005270957946777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35812568664551">
                <text:p>0.003358125686645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26590633392334">
                <text:p>0.02265906333923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20584869384766">
                <text:p>0.002205848693847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534296035766602">
                <text:p>0.005342960357666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89695167541504">
                <text:p>0.003896951675415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20608711242676">
                <text:p>0.002206087112426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16488838195801">
                <text:p>0.02164888381958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09397888183594">
                <text:p>0.006093978881835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3500919342041">
                <text:p>0.00235009193420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20394134521484">
                <text:p>0.002203941345214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26249694824219">
                <text:p>0.02262496948242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23088264465332">
                <text:p>0.002230882644653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42860412597656">
                <text:p>0.01428604125976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848087310791">
                <text:p>0.0168480873107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27713584899902">
                <text:p>0.002277135848999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20704078674316">
                <text:p>0.002207040786743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694608688354492">
                <text:p>0.006946086883544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37479209899902">
                <text:p>0.0237479209899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21490859985352">
                <text:p>0.002214908599853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24018096923828">
                <text:p>0.002240180969238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27691841125488">
                <text:p>0.00527691841125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46112251281738">
                <text:p>0.003461122512817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25119590759277">
                <text:p>0.02251195907592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25090980529785">
                <text:p>0.002250909805297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77497482299805">
                <text:p>0.00577497482299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08005714416504">
                <text:p>0.004080057144165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1589994430542">
                <text:p>0.0215899944305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0206718444824">
                <text:p>0.002402067184448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23088264465332">
                <text:p>0.002230882644653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35504722595215">
                <text:p>0.006355047225952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323700904846191">
                <text:p>0.003237009048461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28095054626465">
                <text:p>0.002280950546264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04429626464844">
                <text:p>0.02044296264648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28404998779297">
                <text:p>0.002284049987792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518608093261719">
                <text:p>0.005186080932617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1801929473877">
                <text:p>0.00418019294738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21807956695557">
                <text:p>0.02218079566955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19488143920898">
                <text:p>0.002194881439208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25186347961426">
                <text:p>0.002251863479614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533223152160645">
                <text:p>0.005332231521606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1351318359375">
                <text:p>0.00413513183593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227783203125">
                <text:p>0.0022277832031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09829807281494">
                <text:p>0.02098298072814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520086288452148">
                <text:p>0.005200862884521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378203392028809">
                <text:p>0.003782033920288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21014022827148">
                <text:p>0.002210140228271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2061824798584">
                <text:p>0.0220618247985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20608711242676">
                <text:p>0.002206087112426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0899772644043">
                <text:p>0.00208997726440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1660327911377">
                <text:p>0.00216603279113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19202041625977">
                <text:p>0.002192020416259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38299369812012">
                <text:p>0.002382993698120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00884246826172">
                <text:p>0.003008842468261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220608711242676">
                <text:p>0.002206087112426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220012664794922">
                <text:p>0.002200126647949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91149711608887">
                <text:p>0.01911497116088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23588943481445">
                <text:p>0.002235889434814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223612785339355">
                <text:p>0.002236127853393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516605377197266">
                <text:p>0.00516605377197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60894203186035">
                <text:p>0.00360894203186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18796730041504">
                <text:p>0.002187967300415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2629976272583">
                <text:p>0.0226299762725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21610069274902">
                <text:p>0.002216100692749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227783203125">
                <text:p>0.0022277832031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508213043212891">
                <text:p>0.005082130432128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36480140686035">
                <text:p>0.003364801406860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25028991699219">
                <text:p>0.0225028991699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14385986328125">
                <text:p>0.002143859863281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32601165771484">
                <text:p>0.00232601165771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2947998046875">
                <text:p>0.0052947998046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393080711364746">
                <text:p>0.003930807113647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19821929931641">
                <text:p>0.002198219299316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16970443725586">
                <text:p>0.02169704437255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19511985778809">
                <text:p>0.00219511985778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34987449645996">
                <text:p>0.005349874496459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357294082641602">
                <text:p>0.003572940826416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218391418457031">
                <text:p>0.002183914184570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33049392700195">
                <text:p>0.02330493927001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1510124206543">
                <text:p>0.00215101242065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30216979980469">
                <text:p>0.00230216979980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56206703186035">
                <text:p>0.005562067031860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325608253479004">
                <text:p>0.003256082534790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20489501953125">
                <text:p>0.00220489501953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20091342926025">
                <text:p>0.02200913429260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33602523803711">
                <text:p>0.002336025238037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34894180297852">
                <text:p>0.008348941802978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19988822937012">
                <text:p>0.002199888229370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24184989929199">
                <text:p>0.002241849899291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08828449249268">
                <text:p>0.02088284492492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24089622497559">
                <text:p>0.002240896224975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10001182556152">
                <text:p>0.005100011825561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363016128540039">
                <text:p>0.003630161285400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224614143371582">
                <text:p>0.002246141433715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22840309143066">
                <text:p>0.0222840309143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11288642883301">
                <text:p>0.005112886428833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33869743347168">
                <text:p>0.00338697433471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217795372009277">
                <text:p>0.002177953720092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26259231567383">
                <text:p>0.02262592315673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212001800537109">
                <text:p>0.002120018005371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39708137512207">
                <text:p>0.005397081375122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02204895019531">
                <text:p>0.005022048950195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07500457763672">
                <text:p>0.02075004577636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2490234375">
                <text:p>0.00524902343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298786163330078">
                <text:p>0.002987861633300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326299667358398">
                <text:p>0.003262996673583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233602523803711">
                <text:p>0.002336025238037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18210220336914">
                <text:p>0.02182102203369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628280639648438">
                <text:p>0.006282806396484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678491592407227">
                <text:p>0.006784915924072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219893455505371">
                <text:p>0.002198934555053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76339149475098">
                <text:p>0.01763391494750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219392776489258">
                <text:p>0.002193927764892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217509269714355">
                <text:p>0.002175092697143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13601303100586">
                <text:p>0.005136013031005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329399108886719">
                <text:p>0.003293991088867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223088264465332">
                <text:p>0.002230882644653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29580402374268">
                <text:p>0.02295804023742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21970272064209">
                <text:p>0.00219702720642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223398208618164">
                <text:p>0.002233982086181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18393516540527">
                <text:p>0.005183935165405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393891334533691">
                <text:p>0.003938913345336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221014022827148">
                <text:p>0.002210140228271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18548774719238">
                <text:p>0.02185487747192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96196746826172">
                <text:p>0.004961967468261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351715087890625">
                <text:p>0.00351715087890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21681594848633">
                <text:p>0.002216815948486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24680900573731">
                <text:p>0.02246809005737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24089622497559">
                <text:p>0.002240896224975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36084175109863">
                <text:p>0.005360841751098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327396392822266">
                <text:p>0.003273963928222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22587585449219">
                <text:p>0.002225875854492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22508907318115">
                <text:p>0.02225089073181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18510627746582">
                <text:p>0.002185106277465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83010196685791">
                <text:p>0.00830101966857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16293334960937">
                <text:p>0.002162933349609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28679180145264">
                <text:p>0.02286791801452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20894813537598">
                <text:p>0.002208948135375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1820068359375">
                <text:p>0.00218200683593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96807289123535">
                <text:p>0.002968072891235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74300575256348">
                <text:p>0.00274300575256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23088264465332">
                <text:p>0.002230882644653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51779556274414">
                <text:p>0.02517795562744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22420692443848">
                <text:p>0.002224206924438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23495674133301">
                <text:p>0.005234956741333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63898277282715">
                <text:p>0.003638982772827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13408470153809">
                <text:p>0.002134084701538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29382514953613">
                <text:p>0.002293825149536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00710296630859">
                <text:p>0.02007102966308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22015380859375">
                <text:p>0.002220153808593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06186485290527">
                <text:p>0.005061864852905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64494323730469">
                <text:p>0.00364494323730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24568843841553">
                <text:p>0.02245688438415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21109390258789">
                <text:p>0.002211093902587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523209571838379">
                <text:p>0.005232095718383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20887565612793">
                <text:p>0.003208875656127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220417976379395">
                <text:p>0.002204179763793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24318504333496">
                <text:p>0.02243185043334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220203399658203">
                <text:p>0.002202033996582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536990165710449">
                <text:p>0.005369901657104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235104560852051">
                <text:p>0.002351045608520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279998779296875">
                <text:p>0.0027999877929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26678848266602">
                <text:p>0.02266788482666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846385955810547">
                <text:p>0.008463859558105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222492218017578">
                <text:p>0.002224922180175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47230529785156">
                <text:p>0.02472305297851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224518775939941">
                <text:p>0.002245187759399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531911849975586">
                <text:p>0.005319118499755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04698944091797">
                <text:p>0.003046989440917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224113464355469">
                <text:p>0.002241134643554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222897529602051">
                <text:p>0.002228975296020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25288867950439">
                <text:p>0.02252888679504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22182273864746">
                <text:p>0.002221822738647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513815879821777">
                <text:p>0.005138158798217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4940242767334">
                <text:p>0.00349402427673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219202041625977">
                <text:p>0.002192020416259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221490859985352">
                <text:p>0.002214908599853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23588943481445">
                <text:p>0.002235889434814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577592849731445">
                <text:p>0.005775928497314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220894813537598">
                <text:p>0.002208948135375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221681594848633">
                <text:p>0.002216815948486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2817850112915">
                <text:p>0.0228178501129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22430419921875">
                <text:p>0.00224304199218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999307632446289">
                <text:p>0.009993076324462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221610069274902">
                <text:p>0.00221610069274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11119651794434">
                <text:p>0.02111196517944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223088264465332">
                <text:p>0.00223088264465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27501106262207">
                <text:p>0.005275011062622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455498695373535">
                <text:p>0.004554986953735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12039947509766">
                <text:p>0.02120399475097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221705436706543">
                <text:p>0.002217054367065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84785842895508">
                <text:p>0.006847858428955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243592262268066">
                <text:p>0.002435922622680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220990180969238">
                <text:p>0.002209901809692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34730243682861">
                <text:p>0.02347302436828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510001182556152">
                <text:p>0.005100011825561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33094596862793">
                <text:p>0.003330945968627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219488143920898">
                <text:p>0.002194881439208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07939147949219">
                <text:p>0.02079391479492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2030086517334">
                <text:p>0.00520300865173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13186645507813">
                <text:p>0.003131866455078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220108032226562">
                <text:p>0.002201080322265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25188732147217">
                <text:p>0.02251887321472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223517417907715">
                <text:p>0.002235174179077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53248405456543">
                <text:p>0.00532484054565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61895561218262">
                <text:p>0.003618955612182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225186347961426">
                <text:p>0.002251863479614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208687782287598">
                <text:p>0.002086877822875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22418308258057">
                <text:p>0.02224183082580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43904304504395">
                <text:p>0.005439043045043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296711921691895">
                <text:p>0.002967119216918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224089622497559">
                <text:p>0.0022408962249755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23889350891113">
                <text:p>0.02238893508911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223112106323242">
                <text:p>0.002231121063232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50603866577148">
                <text:p>0.005506038665771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25298309326172">
                <text:p>0.003252983093261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4339427947998">
                <text:p>0.00343394279479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216984748840332">
                <text:p>0.002169847488403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2580623626709">
                <text:p>0.00225806236267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95422172546387">
                <text:p>0.01954221725463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222992897033691">
                <text:p>0.002229928970336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24685668945312">
                <text:p>0.002246856689453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507688522338867">
                <text:p>0.005076885223388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784206390380859">
                <text:p>0.007842063903808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24494934082031">
                <text:p>0.002244949340820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218105316162109">
                <text:p>0.002181053161621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74469947814941">
                <text:p>0.01744699478149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214505195617676">
                <text:p>0.002145051956176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226116180419922">
                <text:p>0.002261161804199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806903839111328">
                <text:p>0.008069038391113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89659595489502">
                <text:p>0.01896595954895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225305557250977">
                <text:p>0.002253055572509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18321990966797">
                <text:p>0.005183219909667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97896766662598">
                <text:p>0.003978967666625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218701362609863">
                <text:p>0.0021870136260986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17208862304687">
                <text:p>0.02172088623046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224900245666504">
                <text:p>0.002249002456665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561285018920898">
                <text:p>0.005612850189208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221014022827148">
                <text:p>0.002210140228271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222015380859375">
                <text:p>0.002220153808593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63569355010986">
                <text:p>0.02635693550109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432205200195313">
                <text:p>0.004322052001953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214982032775879">
                <text:p>0.002149820327758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23991870880127">
                <text:p>0.02239918708801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219511985778809">
                <text:p>0.002195119857788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524520874023438">
                <text:p>0.005245208740234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18503379821777">
                <text:p>0.003185033798217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219511985778809">
                <text:p>0.002195119857788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201702117919922">
                <text:p>0.002017021179199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99739837646484">
                <text:p>0.02997398376464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224184989929199">
                <text:p>0.002241849899291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520205497741699">
                <text:p>0.0052020549774169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76319885253906">
                <text:p>0.003763198852539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225996971130371">
                <text:p>0.002259969711303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21121311187744">
                <text:p>0.02211213111877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443506240844727">
                <text:p>0.004435062408447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418186187744141">
                <text:p>0.004181861877441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224685668945312">
                <text:p>0.002246856689453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04529762268066">
                <text:p>0.02045297622680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222015380859375">
                <text:p>0.00222015380859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223207473754883">
                <text:p>0.002232074737548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36298751831055">
                <text:p>0.005362987518310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23200225830078">
                <text:p>0.003232002258300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223708152770996">
                <text:p>0.002237081527709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24759578704834">
                <text:p>0.02247595787048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221800804138184">
                <text:p>0.002218008041381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223302841186523">
                <text:p>0.002233028411865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582003593444824">
                <text:p>0.005820035934448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264096260070801">
                <text:p>0.002640962600708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22130012512207">
                <text:p>0.00221300125122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225710868835449">
                <text:p>0.002257108688354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26340293884277">
                <text:p>0.022634029388427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222587585449219">
                <text:p>0.002225875854492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23281097412109">
                <text:p>0.005232810974121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25798988342285">
                <text:p>0.003257989883422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0670166015625">
                <text:p>0.00306701660156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221991539001465">
                <text:p>0.002219915390014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13620662689209">
                <text:p>0.02136206626892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22118091583252">
                <text:p>0.00221180915832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220108032226562">
                <text:p>0.002201080322265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36298751831055">
                <text:p>0.005362987518310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47089767456055">
                <text:p>0.003470897674560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219607353210449">
                <text:p>0.0021960735321044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26731300354004">
                <text:p>0.02267313003540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221896171569824">
                <text:p>0.002218961715698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220894813537598">
                <text:p>0.002208948135375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62500953674316">
                <text:p>0.005625009536743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25703620910645">
                <text:p>0.003257036209106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22118091583252">
                <text:p>0.00221180915832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221395492553711">
                <text:p>0.002213954925537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19070911407471">
                <text:p>0.02190709114074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220990180969238">
                <text:p>0.002209901809692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223278999328613">
                <text:p>0.002232789993286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922513008117676">
                <text:p>0.009225130081176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223994255065918">
                <text:p>0.002239942550659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9550085067749">
                <text:p>0.0195500850677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220584869384766">
                <text:p>0.002205848693847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222086906433105">
                <text:p>0.002220869064331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547695159912109">
                <text:p>0.005476951599121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46183776855469">
                <text:p>0.003461837768554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218319892883301">
                <text:p>0.002183198928833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216293334960937">
                <text:p>0.002162933349609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30271816253662">
                <text:p>0.02302718162536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221681594848633">
                <text:p>0.002216815948486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558209419250488">
                <text:p>0.005582094192504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280380249023437">
                <text:p>0.002803802490234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238800048828125">
                <text:p>0.002388000488281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220012664794922">
                <text:p>0.002200126647949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15411186218262">
                <text:p>0.02154111862182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222587585449219">
                <text:p>0.002225875854492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219106674194336">
                <text:p>0.002191066741943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553584098815918">
                <text:p>0.005535840988159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254321098327637">
                <text:p>0.002543210983276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224184989929199">
                <text:p>0.002241849899291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30908393859863">
                <text:p>0.02309083938598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231504440307617">
                <text:p>0.002315044403076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220298767089844">
                <text:p>0.002202987670898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526189804077148">
                <text:p>0.005261898040771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560307502746582">
                <text:p>0.005603075027465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21970272064209">
                <text:p>0.00219702720642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02708244323731">
                <text:p>0.02027082443237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226616859436035">
                <text:p>0.002266168594360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558996200561523">
                <text:p>0.005589962005615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294303894042969">
                <text:p>0.002943038940429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221705436706543">
                <text:p>0.00221705436706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222206115722656">
                <text:p>0.002222061157226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24828720092773">
                <text:p>0.02248287200927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22270679473877">
                <text:p>0.00222706794738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222396850585937">
                <text:p>0.002223968505859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558805465698242">
                <text:p>0.005588054656982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287985801696777">
                <text:p>0.002879858016967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221610069274902">
                <text:p>0.002216100692749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22489833831787">
                <text:p>0.02224898338317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223898887634277">
                <text:p>0.002238988876342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21979808807373">
                <text:p>0.00219798088073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533509254455566">
                <text:p>0.005335092544555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307297706604004">
                <text:p>0.0030729770660400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232410430908203">
                <text:p>0.002324104309082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1619606018066">
                <text:p>0.02216196060180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220799446105957">
                <text:p>0.002207994461059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224113464355469">
                <text:p>0.002241134643554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525379180908203">
                <text:p>0.005253791809082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354790687561035">
                <text:p>0.003547906875610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223493576049805">
                <text:p>0.002234935760498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223016738891602">
                <text:p>0.002230167388916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22268104553223">
                <text:p>0.02222681045532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222301483154297">
                <text:p>0.0022230148315429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223588943481445">
                <text:p>0.002235889434814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532293319702148">
                <text:p>0.005322933197021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321316719055176">
                <text:p>0.003213167190551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223803520202637">
                <text:p>0.002238035202026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22280216217041">
                <text:p>0.00222802162170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28390693664551">
                <text:p>0.02283906936645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220108032226562">
                <text:p>0.002201080322265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226688385009766">
                <text:p>0.002266883850097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527596473693848">
                <text:p>0.005275964736938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355100631713867">
                <text:p>0.003551006317138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216817855834961">
                <text:p>0.002168178558349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218105316162109">
                <text:p>0.002181053161621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17800140380859">
                <text:p>0.02178001403808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22118091583252">
                <text:p>0.00221180915832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226879119873047">
                <text:p>0.002268791198730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52640438079834">
                <text:p>0.00526404380798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514912605285645">
                <text:p>0.005149126052856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218081474304199">
                <text:p>0.002180814743041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222110748291016">
                <text:p>0.002221107482910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08640098571777">
                <text:p>0.02086400985717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227618217468262">
                <text:p>0.002276182174682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222516059875488">
                <text:p>0.002225160598754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51419734954834">
                <text:p>0.00514197349548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04214859008789">
                <text:p>0.004042148590087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2349853515625">
                <text:p>0.0023498535156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221014022827148">
                <text:p>0.002210140228271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11310386657715">
                <text:p>0.0211310386657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